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office:value-type="float" office:value="357" calcext:value-type="float">
            <text:p>357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table:style-name="ce5" office:value-type="float" office:value="280" calcext:value-type="float">
            <text:p>280</text:p>
          </table:table-cell>
          <table:table-cell table:style-name="ce5"/>
          <table:table-cell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1" calcext:value-type="float">
            <text:p>381</text:p>
          </table:table-cell>
          <table:table-cell table:style-name="ce5"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style-name="ce5" table:number-columns-repeated="2"/>
          <table:table-cell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office:value-type="float" office:value="378" calcext:value-type="float">
            <text:p>378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9" calcext:value-type="float">
            <text:p>389</text:p>
          </table:table-cell>
          <table:table-cell table:style-name="ce5"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6" calcext:value-type="float">
            <text:p>386</text:p>
          </table:table-cell>
          <table:table-cell table:style-name="ce5"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style-name="ce5" table:number-columns-repeated="2"/>
          <table:table-cell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style-name="ce5" table:number-columns-repeated="2"/>
          <table:table-cell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style-name="ce5" table:number-columns-repeated="2"/>
          <table:table-cell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style-name="ce5" table:number-columns-repeated="2"/>
          <table:table-cell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style-name="ce5" table:number-columns-repeated="2"/>
          <table:table-cell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office:value-type="float" office:value="321" calcext:value-type="float">
            <text:p>321</text:p>
          </table:table-cell>
          <table:table-cell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table:number-columns-repeated="2" office:value-type="float" office:value="309" calcext:value-type="float">
            <text:p>309</text:p>
          </table:table-cell>
          <table:table-cell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" calcext:value-type="float">
            <text:p>2.4140106060724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office:value-type="float" office:value="386" calcext:value-type="float">
            <text:p>386</text:p>
          </table:table-cell>
          <table:table-cell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5" calcext:value-type="float">
            <text:p>24.9875776397515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office:value-type="float" office:value="310" calcext:value-type="float">
            <text:p>310</text:p>
          </table:table-cell>
          <table:table-cell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6" calcext:value-type="float">
            <text:p>2.66210530454956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02" calcext:value-type="float">
            <text:p>302</text:p>
          </table:table-cell>
          <table:table-cell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3" calcext:value-type="float">
            <text:p>0.0404939663050053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370" calcext:value-type="float">
            <text:p>370</text:p>
          </table:table-cell>
          <table:table-cell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office:value-type="float" office:value="403" calcext:value-type="float">
            <text:p>403</text:p>
          </table:table-cell>
          <table:table-cell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46" calcext:value-type="float">
            <text:p>346</text:p>
          </table:table-cell>
          <table:table-cell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4" calcext:value-type="float">
            <text:p>3.40746561110684E-05</text:p>
          </table:table-cell>
          <table:table-cell table:formula="of:=[.N257]*1000" office:value-type="float" office:value="0.0340746561110684" calcext:value-type="float">
            <text:p>0.0340746561110684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3"/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table:number-columns-repeated="2"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 office:value-type="float" office:value="49.5" calcext:value-type="float">
            <text:p>49.5</text:p>
          </table:table-cell>
          <table:table-cell table:formula="of:=[.B262]*60" office:value-type="float" office:value="2970" calcext:value-type="float">
            <text:p>2970</text:p>
          </table:table-cell>
          <table:table-cell office:value-type="float" office:value="21.41" calcext:value-type="float">
            <text:p>21.41</text:p>
          </table:table-cell>
          <table:table-cell office:value-type="float" office:value="336" calcext:value-type="float">
            <text:p>33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880" calcext:value-type="float">
            <text:p>880</text:p>
          </table:table-cell>
          <table:table-cell office:value-type="float" office:value="805" calcext:value-type="float">
            <text:p>805</text:p>
          </table:table-cell>
          <table:table-cell table:formula="of:=[.D262]/[.B262]*60" office:value-type="float" office:value="25.9515151515152" calcext:value-type="float">
            <text:p>25.9515151515152</text:p>
          </table:table-cell>
          <table:table-cell table:formula="of:=[.D262]/[.C262]/[.E262]" office:value-type="float" office:value="0.0000214546256212923" calcext:value-type="float">
            <text:p>2.14546256212923E-05</text:p>
          </table:table-cell>
          <table:table-cell table:formula="of:=[.M262] * 1.60934" office:value-type="float" office:value="0.0000345277871973705" calcext:value-type="float">
            <text:p>3.45277871973705E-05</text:p>
          </table:table-cell>
          <table:table-cell table:formula="of:=[.N262]*1000" office:value-type="float" office:value="0.0345277871973705" calcext:value-type="float">
            <text:p>0.0345277871973705</text:p>
          </table:table-cell>
          <table:table-cell table:formula="of:=[.O262]*[.E262]" office:value-type="float" office:value="11.6013364983165" calcext:value-type="float">
            <text:p>11.6013364983165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02/05/22</text:p>
          </table:table-cell>
          <table:table-cell office:value-type="float" office:value="51.4" calcext:value-type="float">
            <text:p>51.4</text:p>
          </table:table-cell>
          <table:table-cell table:formula="of:=[.B263]*60" office:value-type="float" office:value="3084" calcext:value-type="float">
            <text:p>3084</text:p>
          </table:table-cell>
          <table:table-cell office:value-type="float" office:value="20.93" calcext:value-type="float">
            <text:p>20.93</text:p>
          </table:table-cell>
          <table:table-cell office:value-type="float" office:value="285" calcext:value-type="float">
            <text:p>285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3"/>
          <table:table-cell table:formula="of:=[.D263]/[.B263]*60" office:value-type="float" office:value="24.431906614786" calcext:value-type="float">
            <text:p>24.431906614786</text:p>
          </table:table-cell>
          <table:table-cell table:formula="of:=[.D263]/[.C263]/[.E263]" office:value-type="float" office:value="0.0000238127744783489" calcext:value-type="float">
            <text:p>2.38127744783489E-05</text:p>
          </table:table-cell>
          <table:table-cell table:formula="of:=[.M263] * 1.60934" office:value-type="float" office:value="0.000038322850478986" calcext:value-type="float">
            <text:p>3.8322850478986E-05</text:p>
          </table:table-cell>
          <table:table-cell table:formula="of:=[.N263]*1000" office:value-type="float" office:value="0.038322850478986" calcext:value-type="float">
            <text:p>0.038322850478986</text:p>
          </table:table-cell>
          <table:table-cell table:formula="of:=[.O263]*[.E263]" office:value-type="float" office:value="10.922012386511" calcext:value-type="float">
            <text:p>10.922012386511</text:p>
          </table:table-cell>
          <table:table-cell table:number-columns-repeated="3"/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float" office:value="51" calcext:value-type="float">
            <text:p>51</text:p>
          </table:table-cell>
          <table:table-cell table:formula="of:=[.B264]*60" office:value-type="float" office:value="3060" calcext:value-type="float">
            <text:p>3060</text:p>
          </table:table-cell>
          <table:table-cell office:value-type="float" office:value="21.36" calcext:value-type="float">
            <text:p>21.3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20.09" calcext:value-type="float">
            <text:p>20.09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table:formula="of:=[.D264]/[.B264]*60" office:value-type="float" office:value="25.1294117647059" calcext:value-type="float">
            <text:p>25.1294117647059</text:p>
          </table:table-cell>
          <table:table-cell table:formula="of:=[.D264]/[.C264]/[.E264]" office:value-type="float" office:value="0.00002202016453269" calcext:value-type="float">
            <text:p>2.202016453269E-05</text:p>
          </table:table-cell>
          <table:table-cell table:formula="of:=[.M264] * 1.60934" office:value-type="float" office:value="0.0000354379315890394" calcext:value-type="float">
            <text:p>3.54379315890394E-05</text:p>
          </table:table-cell>
          <table:table-cell table:formula="of:=[.N264]*1000" office:value-type="float" office:value="0.0354379315890394" calcext:value-type="float">
            <text:p>0.0354379315890394</text:p>
          </table:table-cell>
          <table:table-cell table:formula="of:=[.O264]*[.E264]" office:value-type="float" office:value="11.2338243137255" calcext:value-type="float">
            <text:p>11.233824313725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2/07/22</text:p>
          </table:table-cell>
          <table:table-cell office:value-type="float" office:value="50" calcext:value-type="float">
            <text:p>50</text:p>
          </table:table-cell>
          <table:table-cell table:formula="of:=[.B265]*60" office:value-type="float" office:value="3000" calcext:value-type="float">
            <text:p>3000</text:p>
          </table:table-cell>
          <table:table-cell office:value-type="float" office:value="21.25" calcext:value-type="float">
            <text:p>21.25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 office:value-type="float" office:value="19.39" calcext:value-type="float">
            <text:p>19.3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887" calcext:value-type="float">
            <text:p>887</text:p>
          </table:table-cell>
          <table:table-cell office:value-type="float" office:value="807" calcext:value-type="float">
            <text:p>807</text:p>
          </table:table-cell>
          <table:table-cell table:formula="of:=[.D265]/[.B265]*60" office:value-type="float" office:value="25.5" calcext:value-type="float">
            <text:p>25.5</text:p>
          </table:table-cell>
          <table:table-cell table:formula="of:=[.D265]/[.C265]/[.E265]" office:value-type="float" office:value="0.0000225583864118896" calcext:value-type="float">
            <text:p>2.25583864118896E-05</text:p>
          </table:table-cell>
          <table:table-cell table:formula="of:=[.M265] * 1.60934" office:value-type="float" office:value="0.0000363041135881104" calcext:value-type="float">
            <text:p>3.63041135881104E-05</text:p>
          </table:table-cell>
          <table:table-cell table:formula="of:=[.N265]*1000" office:value-type="float" office:value="0.0363041135881104" calcext:value-type="float">
            <text:p>0.0363041135881104</text:p>
          </table:table-cell>
          <table:table-cell table:formula="of:=[.O265]*[.E265]" office:value-type="float" office:value="11.3994916666667" calcext:value-type="float">
            <text:p>11.3994916666667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45.4" calcext:value-type="float">
            <text:p>45.4</text:p>
          </table:table-cell>
          <table:table-cell table:formula="of:=[.B266]*60" office:value-type="float" office:value="2724" calcext:value-type="float">
            <text:p>2724</text:p>
          </table:table-cell>
          <table:table-cell office:value-type="float" office:value="19.78" calcext:value-type="float">
            <text:p>19.78</text:p>
          </table:table-cell>
          <table:table-cell office:value-type="float" office:value="333" calcext:value-type="float">
            <text:p>333</text:p>
          </table:table-cell>
          <table:table-cell office:value-type="float" office:value="42.6" calcext:value-type="float">
            <text:p>42.6</text:p>
          </table:table-cell>
          <table:table-cell office:value-type="float" office:value="18.79" calcext:value-type="float">
            <text:p>18.79</text:p>
          </table:table-cell>
          <table:table-cell office:value-type="float" office:value="343" calcext:value-type="float">
            <text:p>343</text:p>
          </table:table-cell>
          <table:table-cell office:value-type="float" office:value="327" calcext:value-type="float">
            <text:p>327</text:p>
          </table:table-cell>
          <table:table-cell office:value-type="float" office:value="882" calcext:value-type="float">
            <text:p>882</text:p>
          </table:table-cell>
          <table:table-cell office:value-type="float" office:value="802" calcext:value-type="float">
            <text:p>802</text:p>
          </table:table-cell>
          <table:table-cell table:formula="of:=[.D266]/[.B266]*60" office:value-type="float" office:value="26.1409691629956" calcext:value-type="float">
            <text:p>26.1409691629956</text:p>
          </table:table-cell>
          <table:table-cell table:formula="of:=[.D266]/[.C266]/[.E266]" office:value-type="float" office:value="0.0000218059469160791" calcext:value-type="float">
            <text:p>2.18059469160791E-05</text:p>
          </table:table-cell>
          <table:table-cell table:formula="of:=[.M266] * 1.60934" office:value-type="float" office:value="0.0000350931826099227" calcext:value-type="float">
            <text:p>3.50931826099227E-05</text:p>
          </table:table-cell>
          <table:table-cell table:formula="of:=[.N266]*1000" office:value-type="float" office:value="0.0350931826099227" calcext:value-type="float">
            <text:p>0.0350931826099227</text:p>
          </table:table-cell>
          <table:table-cell table:formula="of:=[.O266]*[.E266]" office:value-type="float" office:value="11.6860298091043" calcext:value-type="float">
            <text:p>11.686029809104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float" office:value="48.7" calcext:value-type="float">
            <text:p>48.7</text:p>
          </table:table-cell>
          <table:table-cell table:formula="of:=[.B267]*60" office:value-type="float" office:value="2922" calcext:value-type="float">
            <text:p>2922</text:p>
          </table:table-cell>
          <table:table-cell office:value-type="float" office:value="21.52" calcext:value-type="float">
            <text:p>21.52</text:p>
          </table:table-cell>
          <table:table-cell office:value-type="float" office:value="348" calcext:value-type="float">
            <text:p>348</text:p>
          </table:table-cell>
          <table:table-cell office:value-type="float" office:value="45.5" calcext:value-type="float">
            <text:p>45.5</text:p>
          </table:table-cell>
          <table:table-cell office:value-type="float" office:value="20.42" calcext:value-type="float">
            <text:p>20.42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[.D267]/[.B267]*60" office:value-type="float" office:value="26.5133470225873" calcext:value-type="float">
            <text:p>26.5133470225873</text:p>
          </table:table-cell>
          <table:table-cell table:formula="of:=[.D267]/[.C267]/[.E267]" office:value-type="float" office:value="0.0000211632718890384" calcext:value-type="float">
            <text:p>2.11632718890384E-05</text:p>
          </table:table-cell>
          <table:table-cell table:formula="of:=[.M267] * 1.60934" office:value-type="float" office:value="0.000034058899981905" calcext:value-type="float">
            <text:p>3.4058899981905E-05</text:p>
          </table:table-cell>
          <table:table-cell table:formula="of:=[.N267]*1000" office:value-type="float" office:value="0.034058899981905" calcext:value-type="float">
            <text:p>0.034058899981905</text:p>
          </table:table-cell>
          <table:table-cell table:formula="of:=[.O267]*[.E267]" office:value-type="float" office:value="11.8524971937029" calcext:value-type="float">
            <text:p>11.852497193702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02/11/22</text:p>
          </table:table-cell>
          <table:table-cell office:value-type="float" office:value="49.3" calcext:value-type="float">
            <text:p>49.3</text:p>
          </table:table-cell>
          <table:table-cell table:formula="of:=[.B268]*60" office:value-type="float" office:value="2958" calcext:value-type="float">
            <text:p>2958</text:p>
          </table:table-cell>
          <table:table-cell office:value-type="float" office:value="21.34" calcext:value-type="float">
            <text:p>21.34</text:p>
          </table:table-cell>
          <table:table-cell office:value-type="float" office:value="331" calcext:value-type="float">
            <text:p>331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table:formula="of:=[.D268]/[.B268]*60" office:value-type="float" office:value="25.9716024340771" calcext:value-type="float">
            <text:p>25.9716024340771</text:p>
          </table:table-cell>
          <table:table-cell table:formula="of:=[.D268]/[.C268]/[.E268]" office:value-type="float" office:value="0.0000217955710255766" calcext:value-type="float">
            <text:p>2.17955710255766E-05</text:p>
          </table:table-cell>
          <table:table-cell table:formula="of:=[.M268] * 1.60934" office:value-type="float" office:value="0.0000350764842743014" calcext:value-type="float">
            <text:p>3.50764842743014E-05</text:p>
          </table:table-cell>
          <table:table-cell table:formula="of:=[.N268]*1000" office:value-type="float" office:value="0.0350764842743014" calcext:value-type="float">
            <text:p>0.0350764842743014</text:p>
          </table:table-cell>
          <table:table-cell table:formula="of:=[.O268]*[.E268]" office:value-type="float" office:value="11.6103162947938" calcext:value-type="float">
            <text:p>11.6103162947938</text:p>
          </table:table-cell>
          <table:table-cell table:number-columns-repeated="3"/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float" office:value="48.1" calcext:value-type="float">
            <text:p>48.1</text:p>
          </table:table-cell>
          <table:table-cell table:formula="of:=[.B269]*60" office:value-type="float" office:value="2886" calcext:value-type="float">
            <text:p>2886</text:p>
          </table:table-cell>
          <table:table-cell office:value-type="float" office:value="20.14" calcext:value-type="float">
            <text:p>20.14</text:p>
          </table:table-cell>
          <table:table-cell office:value-type="float" office:value="299" calcext:value-type="float">
            <text:p>299</text:p>
          </table:table-cell>
          <table:table-cell office:value-type="float" office:value="44.7" calcext:value-type="float">
            <text:p>44.7</text:p>
          </table:table-cell>
          <table:table-cell office:value-type="float" office:value="19.01" calcext:value-type="float">
            <text:p>19.01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69]/[.B269]*60" office:value-type="float" office:value="25.1226611226611" calcext:value-type="float">
            <text:p>25.1226611226611</text:p>
          </table:table-cell>
          <table:table-cell table:formula="of:=[.D269]/[.C269]/[.E269]" office:value-type="float" office:value="0.0000233395216672809" calcext:value-type="float">
            <text:p>2.33395216672809E-05</text:p>
          </table:table-cell>
          <table:table-cell table:formula="of:=[.M269] * 1.60934" office:value-type="float" office:value="0.0000375612258000218" calcext:value-type="float">
            <text:p>3.75612258000218E-05</text:p>
          </table:table-cell>
          <table:table-cell table:formula="of:=[.N269]*1000" office:value-type="float" office:value="0.0375612258000218" calcext:value-type="float">
            <text:p>0.0375612258000218</text:p>
          </table:table-cell>
          <table:table-cell table:formula="of:=[.O269]*[.E269]" office:value-type="float" office:value="11.2308065142065" calcext:value-type="float">
            <text:p>11.2308065142065</text:p>
          </table:table-cell>
          <table:table-cell table:number-columns-repeated="3"/>
        </table:table-row>
        <table:table-row table:style-name="ro1">
          <table:table-cell office:value-type="date" office:date-value="2022-02-13" calcext:value-type="date">
            <text:p>02/13/22</text:p>
          </table:table-cell>
          <table:table-cell office:value-type="float" office:value="34" calcext:value-type="float">
            <text:p>34</text:p>
          </table:table-cell>
          <table:table-cell table:formula="of:=[.B270]*60" office:value-type="float" office:value="2040" calcext:value-type="float">
            <text:p>2040</text:p>
          </table:table-cell>
          <table:table-cell office:value-type="float" office:value="14.84" calcext:value-type="float">
            <text:p>14.84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644" calcext:value-type="float">
            <text:p>644</text:p>
          </table:table-cell>
          <table:table-cell office:value-type="float" office:value="589" calcext:value-type="float">
            <text:p>589</text:p>
          </table:table-cell>
          <table:table-cell table:formula="of:=[.D270]/[.B270]*60" office:value-type="float" office:value="26.1882352941176" calcext:value-type="float">
            <text:p>26.1882352941176</text:p>
          </table:table-cell>
          <table:table-cell table:formula="of:=[.D270]/[.C270]/[.E270]" office:value-type="float" office:value="0.0000217799694728191" calcext:value-type="float">
            <text:p>2.17799694728191E-05</text:p>
          </table:table-cell>
          <table:table-cell table:formula="of:=[.M270] * 1.60934" office:value-type="float" office:value="0.0000350513760713866" calcext:value-type="float">
            <text:p>3.50513760713866E-05</text:p>
          </table:table-cell>
          <table:table-cell table:formula="of:=[.N270]*1000" office:value-type="float" office:value="0.0350513760713866" calcext:value-type="float">
            <text:p>0.0350513760713866</text:p>
          </table:table-cell>
          <table:table-cell table:formula="of:=[.O270]*[.E270]" office:value-type="float" office:value="11.7071596078431" calcext:value-type="float">
            <text:p>11.7071596078431</text:p>
          </table:table-cell>
          <table:table-cell office:value-type="string" calcext:value-type="string">
            <text:p>Late 8:13 for 8:00</text:p>
          </table:table-cell>
          <table:table-cell table:number-columns-repeated="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float" office:value="47.5" calcext:value-type="float">
            <text:p>47.5</text:p>
          </table:table-cell>
          <table:table-cell table:formula="of:=[.B271]*60" office:value-type="float" office:value="2850" calcext:value-type="float">
            <text:p>2850</text:p>
          </table:table-cell>
          <table:table-cell office:value-type="float" office:value="20.67" calcext:value-type="float">
            <text:p>20.67</text:p>
          </table:table-cell>
          <table:table-cell office:value-type="float" office:value="335" calcext:value-type="float">
            <text:p>335</text:p>
          </table:table-cell>
          <table:table-cell office:value-type="float" office:value="44.9" calcext:value-type="float">
            <text:p>44.9</text:p>
          </table:table-cell>
          <table:table-cell office:value-type="float" office:value="19.84" calcext:value-type="float">
            <text:p>19.84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table:formula="of:=[.D271]/[.B271]*60" office:value-type="float" office:value="26.1094736842105" calcext:value-type="float">
            <text:p>26.1094736842105</text:p>
          </table:table-cell>
          <table:table-cell table:formula="of:=[.D271]/[.C271]/[.E271]" office:value-type="float" office:value="0.0000216496465043205" calcext:value-type="float">
            <text:p>2.16496465043205E-05</text:p>
          </table:table-cell>
          <table:table-cell table:formula="of:=[.M271] * 1.60934" office:value-type="float" office:value="0.0000348416421052632" calcext:value-type="float">
            <text:p>3.48416421052632E-05</text:p>
          </table:table-cell>
          <table:table-cell table:formula="of:=[.N271]*1000" office:value-type="float" office:value="0.0348416421052632" calcext:value-type="float">
            <text:p>0.0348416421052632</text:p>
          </table:table-cell>
          <table:table-cell table:formula="of:=[.O271]*[.E271]" office:value-type="float" office:value="11.6719501052632" calcext:value-type="float">
            <text:p>11.6719501052632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float" office:value="48.6" calcext:value-type="float">
            <text:p>48.6</text:p>
          </table:table-cell>
          <table:table-cell table:formula="of:=[.B272]*60" office:value-type="float" office:value="2916" calcext:value-type="float">
            <text:p>2916</text:p>
          </table:table-cell>
          <table:table-cell office:value-type="float" office:value="20.57" calcext:value-type="float">
            <text:p>20.57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6" calcext:value-type="float">
            <text:p>876</text:p>
          </table:table-cell>
          <table:table-cell office:value-type="float" office:value="796" calcext:value-type="float">
            <text:p>796</text:p>
          </table:table-cell>
          <table:table-cell table:formula="of:=[.D272]/[.B272]*60" office:value-type="float" office:value="25.3950617283951" calcext:value-type="float">
            <text:p>25.3950617283951</text:p>
          </table:table-cell>
          <table:table-cell table:formula="of:=[.D272]/[.C272]/[.E272]" office:value-type="float" office:value="0.000022465553545997" calcext:value-type="float">
            <text:p>2.2465553545997E-05</text:p>
          </table:table-cell>
          <table:table-cell table:formula="of:=[.M272] * 1.60934" office:value-type="float" office:value="0.0000361547139437149" calcext:value-type="float">
            <text:p>3.61547139437149E-05</text:p>
          </table:table-cell>
          <table:table-cell table:formula="of:=[.N272]*1000" office:value-type="float" office:value="0.0361547139437149" calcext:value-type="float">
            <text:p>0.0361547139437149</text:p>
          </table:table-cell>
          <table:table-cell table:formula="of:=[.O272]*[.E272]" office:value-type="float" office:value="11.3525801783265" calcext:value-type="float">
            <text:p>11.3525801783265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float" office:value="47.7" calcext:value-type="float">
            <text:p>47.7</text:p>
          </table:table-cell>
          <table:table-cell table:formula="of:=[.B273]*60" office:value-type="float" office:value="2862" calcext:value-type="float">
            <text:p>2862</text:p>
          </table:table-cell>
          <table:table-cell office:value-type="float" office:value="20.28" calcext:value-type="float">
            <text:p>20.28</text:p>
          </table:table-cell>
          <table:table-cell office:value-type="float" office:value="316" calcext:value-type="float">
            <text:p>31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73]/[.B273]*60" office:value-type="float" office:value="25.5094339622641" calcext:value-type="float">
            <text:p>25.5094339622641</text:p>
          </table:table-cell>
          <table:table-cell table:formula="of:=[.D273]/[.C273]/[.E273]" office:value-type="float" office:value="0.0000224239046785022" calcext:value-type="float">
            <text:p>2.24239046785022E-05</text:p>
          </table:table-cell>
          <table:table-cell table:formula="of:=[.M273] * 1.60934" office:value-type="float" office:value="0.0000360876867553008" calcext:value-type="float">
            <text:p>3.60876867553008E-05</text:p>
          </table:table-cell>
          <table:table-cell table:formula="of:=[.N273]*1000" office:value-type="float" office:value="0.0360876867553008" calcext:value-type="float">
            <text:p>0.0360876867553008</text:p>
          </table:table-cell>
          <table:table-cell table:formula="of:=[.O273]*[.E273]" office:value-type="float" office:value="11.4037090146751" calcext:value-type="float">
            <text:p>11.4037090146751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02/18/22</text:p>
          </table:table-cell>
          <table:table-cell office:value-type="float" office:value="47.6" calcext:value-type="float">
            <text:p>47.6</text:p>
          </table:table-cell>
          <table:table-cell table:formula="of:=[.B274]*60" office:value-type="float" office:value="2856" calcext:value-type="float">
            <text:p>2856</text:p>
          </table:table-cell>
          <table:table-cell office:value-type="float" office:value="20.79" calcext:value-type="float">
            <text:p>20.79</text:p>
          </table:table-cell>
          <table:table-cell office:value-type="float" office:value="342" calcext:value-type="float">
            <text:p>342</text:p>
          </table:table-cell>
          <table:table-cell office:value-type="float" office:value="46.8" calcext:value-type="float">
            <text:p>46.8</text:p>
          </table:table-cell>
          <table:table-cell office:value-type="float" office:value="20.53" calcext:value-type="float">
            <text:p>20.53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936" calcext:value-type="float">
            <text:p>936</text:p>
          </table:table-cell>
          <table:table-cell office:value-type="float" office:value="859" calcext:value-type="float">
            <text:p>859</text:p>
          </table:table-cell>
          <table:table-cell table:formula="of:=[.D274]/[.B274]*60" office:value-type="float" office:value="26.2058823529412" calcext:value-type="float">
            <text:p>26.2058823529412</text:p>
          </table:table-cell>
          <table:table-cell table:formula="of:=[.D274]/[.C274]/[.E274]" office:value-type="float" office:value="0.0000212848297213622" calcext:value-type="float">
            <text:p>2.12848297213622E-05</text:p>
          </table:table-cell>
          <table:table-cell table:formula="of:=[.M274] * 1.60934" office:value-type="float" office:value="0.0000342545278637771" calcext:value-type="float">
            <text:p>3.42545278637771E-05</text:p>
          </table:table-cell>
          <table:table-cell table:formula="of:=[.N274]*1000" office:value-type="float" office:value="0.0342545278637771" calcext:value-type="float">
            <text:p>0.0342545278637771</text:p>
          </table:table-cell>
          <table:table-cell table:formula="of:=[.O274]*[.E274]" office:value-type="float" office:value="11.7150485294118" calcext:value-type="float">
            <text:p>11.7150485294118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float" office:value="49.8" calcext:value-type="float">
            <text:p>49.8</text:p>
          </table:table-cell>
          <table:table-cell table:formula="of:=[.B275]*60" office:value-type="float" office:value="2988" calcext:value-type="float">
            <text:p>2988</text:p>
          </table:table-cell>
          <table:table-cell office:value-type="float" office:value="19.99" calcext:value-type="float">
            <text:p>19.99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8.37" calcext:value-type="float">
            <text:p>18.37</text:p>
          </table:table-cell>
          <table:table-cell office:value-type="float" office:value="279" calcext:value-type="float">
            <text:p>279</text:p>
          </table:table-cell>
          <table:table-cell table:number-columns-repeated="3"/>
          <table:table-cell table:formula="of:=[.D275]/[.B275]*60" office:value-type="float" office:value="24.0843373493976" calcext:value-type="float">
            <text:p>24.0843373493976</text:p>
          </table:table-cell>
          <table:table-cell table:formula="of:=[.D275]/[.C275]/[.E275]" office:value-type="float" office:value="0.0000250565307421947" calcext:value-type="float">
            <text:p>2.50565307421947E-05</text:p>
          </table:table-cell>
          <table:table-cell table:formula="of:=[.M275] * 1.60934" office:value-type="float" office:value="0.0000403244771846437" calcext:value-type="float">
            <text:p>4.03244771846437E-05</text:p>
          </table:table-cell>
          <table:table-cell table:formula="of:=[.N275]*1000" office:value-type="float" office:value="0.0403244771846437" calcext:value-type="float">
            <text:p>0.0403244771846437</text:p>
          </table:table-cell>
          <table:table-cell table:formula="of:=[.O275]*[.E275]" office:value-type="float" office:value="10.7666354082999" calcext:value-type="float">
            <text:p>10.7666354082999</text:p>
          </table:table-cell>
          <table:table-cell table:number-columns-repeated="3"/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float" office:value="53.3" calcext:value-type="float">
            <text:p>53.3</text:p>
          </table:table-cell>
          <table:table-cell table:formula="of:=[.B276]*60" office:value-type="float" office:value="3198" calcext:value-type="float">
            <text:p>3198</text:p>
          </table:table-cell>
          <table:table-cell office:value-type="float" office:value="22.32" calcext:value-type="float">
            <text:p>22.32</text:p>
          </table:table-cell>
          <table:table-cell office:value-type="float" office:value="301" calcext:value-type="float">
            <text:p>30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  <table:table-cell table:formula="of:=[.D276]/[.B276]*60" office:value-type="float" office:value="25.125703564728" calcext:value-type="float">
            <text:p>25.125703564728</text:p>
          </table:table-cell>
          <table:table-cell table:formula="of:=[.D276]/[.C276]/[.E276]" office:value-type="float" office:value="0.0000231872495060243" calcext:value-type="float">
            <text:p>2.31872495060243E-05</text:p>
          </table:table-cell>
          <table:table-cell table:formula="of:=[.M276] * 1.60934" office:value-type="float" office:value="0.0000373161681200252" calcext:value-type="float">
            <text:p>3.73161681200252E-05</text:p>
          </table:table-cell>
          <table:table-cell table:formula="of:=[.N276]*1000" office:value-type="float" office:value="0.0373161681200252" calcext:value-type="float">
            <text:p>0.0373161681200252</text:p>
          </table:table-cell>
          <table:table-cell table:formula="of:=[.O276]*[.E276]" office:value-type="float" office:value="11.2321666041276" calcext:value-type="float">
            <text:p>11.2321666041276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office:value-type="float" office:value="51" calcext:value-type="float">
            <text:p>51</text:p>
          </table:table-cell>
          <table:table-cell table:formula="of:=[.B277]*60" office:value-type="float" office:value="3060" calcext:value-type="float">
            <text:p>3060</text:p>
          </table:table-cell>
          <table:table-cell office:value-type="float" office:value="21.69" calcext:value-type="float">
            <text:p>21.69</text:p>
          </table:table-cell>
          <table:table-cell office:value-type="float" office:value="315" calcext:value-type="float">
            <text:p>315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771" calcext:value-type="float">
            <text:p>771</text:p>
          </table:table-cell>
          <table:table-cell office:value-type="float" office:value="703" calcext:value-type="float">
            <text:p>703</text:p>
          </table:table-cell>
          <table:table-cell table:formula="of:=[.D277]/[.B277]*60" office:value-type="float" office:value="25.5176470588235" calcext:value-type="float">
            <text:p>25.5176470588235</text:p>
          </table:table-cell>
          <table:table-cell table:formula="of:=[.D277]/[.C277]/[.E277]" office:value-type="float" office:value="0.0000225023342670401" calcext:value-type="float">
            <text:p>2.25023342670401E-05</text:p>
          </table:table-cell>
          <table:table-cell table:formula="of:=[.M277] * 1.60934" office:value-type="float" office:value="0.0000362139066293184" calcext:value-type="float">
            <text:p>3.62139066293184E-05</text:p>
          </table:table-cell>
          <table:table-cell table:formula="of:=[.N277]*1000" office:value-type="float" office:value="0.0362139066293184" calcext:value-type="float">
            <text:p>0.0362139066293184</text:p>
          </table:table-cell>
          <table:table-cell table:formula="of:=[.O277]*[.E277]" office:value-type="float" office:value="11.4073805882353" calcext:value-type="float">
            <text:p>11.4073805882353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float" office:value="44.6" calcext:value-type="float">
            <text:p>44.6</text:p>
          </table:table-cell>
          <table:table-cell table:formula="of:=[.B278]*60" office:value-type="float" office:value="2676" calcext:value-type="float">
            <text:p>2676</text:p>
          </table:table-cell>
          <table:table-cell office:value-type="float" office:value="18.97" calcext:value-type="float">
            <text:p>18.97</text:p>
          </table:table-cell>
          <table:table-cell office:value-type="float" office:value="312" calcext:value-type="float">
            <text:p>312</text:p>
          </table:table-cell>
          <table:table-cell office:value-type="float" office:value="41.5" calcext:value-type="float">
            <text:p>41.5</text:p>
          </table:table-cell>
          <table:table-cell office:value-type="float" office:value="17.92" calcext:value-type="float">
            <text:p>17.92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78]/[.B278]*60" office:value-type="float" office:value="25.5201793721973" calcext:value-type="float">
            <text:p>25.5201793721973</text:p>
          </table:table-cell>
          <table:table-cell table:formula="of:=[.D278]/[.C278]/[.E278]" office:value-type="float" office:value="0.0000227209574182668" calcext:value-type="float">
            <text:p>2.27209574182668E-05</text:p>
          </table:table-cell>
          <table:table-cell table:formula="of:=[.M278] * 1.60934" office:value-type="float" office:value="0.0000365657456115135" calcext:value-type="float">
            <text:p>3.65657456115135E-05</text:p>
          </table:table-cell>
          <table:table-cell table:formula="of:=[.N278]*1000" office:value-type="float" office:value="0.0365657456115135" calcext:value-type="float">
            <text:p>0.0365657456115135</text:p>
          </table:table-cell>
          <table:table-cell table:formula="of:=[.O278]*[.E278]" office:value-type="float" office:value="11.4085126307922" calcext:value-type="float">
            <text:p>11.4085126307922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float" office:value="46.5" calcext:value-type="float">
            <text:p>46.5</text:p>
          </table:table-cell>
          <table:table-cell table:formula="of:=[.B279]*60" office:value-type="float" office:value="2790" calcext:value-type="float">
            <text:p>2790</text:p>
          </table:table-cell>
          <table:table-cell office:value-type="float" office:value="20.01" calcext:value-type="float">
            <text:p>20.01</text:p>
          </table:table-cell>
          <table:table-cell office:value-type="float" office:value="324" calcext:value-type="float">
            <text:p>324</text:p>
          </table:table-cell>
          <table:table-cell office:value-type="float" office:value="43.6" calcext:value-type="float">
            <text:p>43.6</text:p>
          </table:table-cell>
          <table:table-cell/>
          <table:table-cell table:number-columns-repeated="2" office:value-type="float" office:value="330" calcext:value-type="float">
            <text:p>330</text:p>
          </table:table-cell>
          <table:table-cell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table:formula="of:=[.D279]/[.B279]*60" office:value-type="float" office:value="25.8193548387097" calcext:value-type="float">
            <text:p>25.8193548387097</text:p>
          </table:table-cell>
          <table:table-cell table:formula="of:=[.D279]/[.C279]/[.E279]" office:value-type="float" office:value="0.0000221359352183725" calcext:value-type="float">
            <text:p>2.21359352183725E-05</text:p>
          </table:table-cell>
          <table:table-cell table:formula="of:=[.M279] * 1.60934" office:value-type="float" office:value="0.0000356242459843356" calcext:value-type="float">
            <text:p>3.56242459843356E-05</text:p>
          </table:table-cell>
          <table:table-cell table:formula="of:=[.N279]*1000" office:value-type="float" office:value="0.0356242459843356" calcext:value-type="float">
            <text:p>0.0356242459843356</text:p>
          </table:table-cell>
          <table:table-cell table:formula="of:=[.O279]*[.E279]" office:value-type="float" office:value="11.5422556989247" calcext:value-type="float">
            <text:p>11.5422556989247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02/25/22</text:p>
          </table:table-cell>
          <table:table-cell office:value-type="float" office:value="44.2" calcext:value-type="float">
            <text:p>44.2</text:p>
          </table:table-cell>
          <table:table-cell table:formula="of:=[.B280]*60" office:value-type="float" office:value="2652" calcext:value-type="float">
            <text:p>2652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80]/[.B280]*60" office:value-type="float" office:value="25.7918552036199" calcext:value-type="float">
            <text:p>25.7918552036199</text:p>
          </table:table-cell>
          <table:table-cell table:formula="of:=[.D280]/[.C280]/[.E280]" office:value-type="float" office:value="0.0000222497025566079" calcext:value-type="float">
            <text:p>2.22497025566079E-05</text:p>
          </table:table-cell>
          <table:table-cell table:formula="of:=[.M280] * 1.60934" office:value-type="float" office:value="0.0000358073363124514" calcext:value-type="float">
            <text:p>3.58073363124514E-05</text:p>
          </table:table-cell>
          <table:table-cell table:formula="of:=[.N280]*1000" office:value-type="float" office:value="0.0358073363124514" calcext:value-type="float">
            <text:p>0.0358073363124514</text:p>
          </table:table-cell>
          <table:table-cell table:formula="of:=[.O280]*[.E280]" office:value-type="float" office:value="11.5299622926094" calcext:value-type="float">
            <text:p>11.5299622926094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02/26/22</text:p>
          </table:table-cell>
          <table:table-cell office:value-type="float" office:value="47.8" calcext:value-type="float">
            <text:p>47.8</text:p>
          </table:table-cell>
          <table:table-cell table:formula="of:=[.B281]*60" office:value-type="float" office:value="2868" calcext:value-type="float">
            <text:p>2868</text:p>
          </table:table-cell>
          <table:table-cell office:value-type="float" office:value="19.42" calcext:value-type="float">
            <text:p>19.42</text:p>
          </table:table-cell>
          <table:table-cell office:value-type="float" office:value="277" calcext:value-type="float">
            <text:p>277</text:p>
          </table:table-cell>
          <table:table-cell office:value-type="float" office:value="45.4" calcext:value-type="float">
            <text:p>45.4</text:p>
          </table:table-cell>
          <table:table-cell office:value-type="float" office:value="18.57" calcext:value-type="float">
            <text:p>18.57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773" calcext:value-type="float">
            <text:p>773</text:p>
          </table:table-cell>
          <table:table-cell office:value-type="float" office:value="687" calcext:value-type="float">
            <text:p>687</text:p>
          </table:table-cell>
          <table:table-cell table:formula="of:=[.D281]/[.B281]*60" office:value-type="float" office:value="24.3765690376569" calcext:value-type="float">
            <text:p>24.3765690376569</text:p>
          </table:table-cell>
          <table:table-cell table:formula="of:=[.D281]/[.C281]/[.E281]" office:value-type="float" office:value="0.0000244450150798806" calcext:value-type="float">
            <text:p>2.44450150798806E-05</text:p>
          </table:table-cell>
          <table:table-cell table:formula="of:=[.M281] * 1.60934" office:value-type="float" office:value="0.000039340340568655" calcext:value-type="float">
            <text:p>3.9340340568655E-05</text:p>
          </table:table-cell>
          <table:table-cell table:formula="of:=[.N281]*1000" office:value-type="float" office:value="0.039340340568655" calcext:value-type="float">
            <text:p>0.039340340568655</text:p>
          </table:table-cell>
          <table:table-cell table:formula="of:=[.O281]*[.E281]" office:value-type="float" office:value="10.8972743375174" calcext:value-type="float">
            <text:p>10.897274337517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float" office:value="51.2" calcext:value-type="float">
            <text:p>51.2</text:p>
          </table:table-cell>
          <table:table-cell table:formula="of:=[.B282]*60" office:value-type="float" office:value="3072" calcext:value-type="float">
            <text:p>3072</text:p>
          </table:table-cell>
          <table:table-cell office:value-type="float" office:value="20.89" calcext:value-type="float">
            <text:p>20.89</text:p>
          </table:table-cell>
          <table:table-cell office:value-type="float" office:value="315" calcext:value-type="float">
            <text:p>31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888" calcext:value-type="float">
            <text:p>888</text:p>
          </table:table-cell>
          <table:table-cell office:value-type="float" office:value="813" calcext:value-type="float">
            <text:p>813</text:p>
          </table:table-cell>
          <table:table-cell table:formula="of:=[.D282]/[.B282]*60" office:value-type="float" office:value="24.48046875" calcext:value-type="float">
            <text:p>24.48046875</text:p>
          </table:table-cell>
          <table:table-cell table:formula="of:=[.D282]/[.C282]/[.E282]" office:value-type="float" office:value="0.0000215877149470899" calcext:value-type="float">
            <text:p>2.15877149470899E-05</text:p>
          </table:table-cell>
          <table:table-cell table:formula="of:=[.M282] * 1.60934" office:value-type="float" office:value="0.0000347419731729497" calcext:value-type="float">
            <text:p>3.47419731729497E-05</text:p>
          </table:table-cell>
          <table:table-cell table:formula="of:=[.N282]*1000" office:value-type="float" office:value="0.0347419731729497" calcext:value-type="float">
            <text:p>0.0347419731729497</text:p>
          </table:table-cell>
          <table:table-cell table:formula="of:=[.O282]*[.E282]" office:value-type="float" office:value="10.9437215494792" calcext:value-type="float">
            <text:p>10.9437215494792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float" office:value="48.5" calcext:value-type="float">
            <text:p>48.5</text:p>
          </table:table-cell>
          <table:table-cell table:formula="of:=[.B283]*60" office:value-type="float" office:value="2910" calcext:value-type="float">
            <text:p>2910</text:p>
          </table:table-cell>
          <table:table-cell office:value-type="float" office:value="20.61" calcext:value-type="float">
            <text:p>20.61</text:p>
          </table:table-cell>
          <table:table-cell office:value-type="float" office:value="316" calcext:value-type="float">
            <text:p>316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76" calcext:value-type="float">
            <text:p>876</text:p>
          </table:table-cell>
          <table:table-cell office:value-type="float" office:value="797" calcext:value-type="float">
            <text:p>797</text:p>
          </table:table-cell>
          <table:table-cell table:formula="of:=[.D283]/[.B283]*60" office:value-type="float" office:value="25.4969072164948" calcext:value-type="float">
            <text:p>25.4969072164948</text:p>
          </table:table-cell>
          <table:table-cell table:formula="of:=[.D283]/[.C283]/[.E283]" office:value-type="float" office:value="0.0000224128931227979" calcext:value-type="float">
            <text:p>2.24128931227979E-05</text:p>
          </table:table-cell>
          <table:table-cell table:formula="of:=[.M283] * 1.60934" office:value-type="float" office:value="0.0000360699654182435" calcext:value-type="float">
            <text:p>3.60699654182435E-05</text:p>
          </table:table-cell>
          <table:table-cell table:formula="of:=[.N283]*1000" office:value-type="float" office:value="0.0360699654182435" calcext:value-type="float">
            <text:p>0.0360699654182435</text:p>
          </table:table-cell>
          <table:table-cell table:formula="of:=[.O283]*[.E283]" office:value-type="float" office:value="11.3981090721649" calcext:value-type="float">
            <text:p>11.3981090721649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float" office:value="46.8" calcext:value-type="float">
            <text:p>46.8</text:p>
          </table:table-cell>
          <table:table-cell table:formula="of:=[.B284]*60" office:value-type="float" office:value="2808" calcext:value-type="float">
            <text:p>2808</text:p>
          </table:table-cell>
          <table:table-cell office:value-type="float" office:value="20.16" calcext:value-type="float">
            <text:p>20.16</text:p>
          </table:table-cell>
          <table:table-cell office:value-type="float" office:value="327" calcext:value-type="float">
            <text:p>32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table:formula="of:=[.D284]/[.B284]*60" office:value-type="float" office:value="25.8461538461538" calcext:value-type="float">
            <text:p>25.8461538461538</text:p>
          </table:table-cell>
          <table:table-cell table:formula="of:=[.D284]/[.C284]/[.E284]" office:value-type="float" office:value="0.0000219556182858935" calcext:value-type="float">
            <text:p>2.19556182858935E-05</text:p>
          </table:table-cell>
          <table:table-cell table:formula="of:=[.M284] * 1.60934" office:value-type="float" office:value="0.0000353340547322199" calcext:value-type="float">
            <text:p>3.53340547322199E-05</text:p>
          </table:table-cell>
          <table:table-cell table:formula="of:=[.N284]*1000" office:value-type="float" office:value="0.0353340547322199" calcext:value-type="float">
            <text:p>0.0353340547322199</text:p>
          </table:table-cell>
          <table:table-cell table:formula="of:=[.O284]*[.E284]" office:value-type="float" office:value="11.5542358974359" calcext:value-type="float">
            <text:p>11.5542358974359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float" office:value="51.4" calcext:value-type="float">
            <text:p>51.4</text:p>
          </table:table-cell>
          <table:table-cell table:formula="of:=[.B285]*60" office:value-type="float" office:value="3084" calcext:value-type="float">
            <text:p>3084</text:p>
          </table:table-cell>
          <table:table-cell office:value-type="float" office:value="21.22" calcext:value-type="float">
            <text:p>21.22</text:p>
          </table:table-cell>
          <table:table-cell office:value-type="float" office:value="296" calcext:value-type="float">
            <text:p>296</text:p>
          </table:table-cell>
          <table:table-cell office:value-type="float" office:value="45.4" calcext:value-type="float">
            <text:p>45.4</text:p>
          </table:table-cell>
          <table:table-cell office:value-type="float" office:value="19.41" calcext:value-type="float">
            <text:p>19.41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1" calcext:value-type="float">
            <text:p>861</text:p>
          </table:table-cell>
          <table:table-cell office:value-type="float" office:value="781" calcext:value-type="float">
            <text:p>781</text:p>
          </table:table-cell>
          <table:table-cell table:formula="of:=[.D285]/[.B285]*60" office:value-type="float" office:value="24.7704280155642" calcext:value-type="float">
            <text:p>24.7704280155642</text:p>
          </table:table-cell>
          <table:table-cell table:formula="of:=[.D285]/[.C285]/[.E285]" office:value-type="float" office:value="0.0000232455217863778" calcext:value-type="float">
            <text:p>2.32455217863778E-05</text:p>
          </table:table-cell>
          <table:table-cell table:formula="of:=[.M285] * 1.60934" office:value-type="float" office:value="0.0000374099480316893" calcext:value-type="float">
            <text:p>3.74099480316893E-05</text:p>
          </table:table-cell>
          <table:table-cell table:formula="of:=[.N285]*1000" office:value-type="float" office:value="0.0374099480316893" calcext:value-type="float">
            <text:p>0.0374099480316893</text:p>
          </table:table-cell>
          <table:table-cell table:formula="of:=[.O285]*[.E285]" office:value-type="float" office:value="11.07334461738" calcext:value-type="float">
            <text:p>11.07334461738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 office:value-type="float" office:value="45.6" calcext:value-type="float">
            <text:p>45.6</text:p>
          </table:table-cell>
          <table:table-cell table:formula="of:=[.B286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4" calcext:value-type="float">
            <text:p>314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286]/[.B286]*60" office:value-type="float" office:value="25.5921052631579" calcext:value-type="float">
            <text:p>25.5921052631579</text:p>
          </table:table-cell>
          <table:table-cell table:formula="of:=[.D286]/[.C286]/[.E286]" office:value-type="float" office:value="0.0000226398666517674" calcext:value-type="float">
            <text:p>2.26398666517674E-05</text:p>
          </table:table-cell>
          <table:table-cell table:formula="of:=[.M286] * 1.60934" office:value-type="float" office:value="0.0000364352429973554" calcext:value-type="float">
            <text:p>3.64352429973554E-05</text:p>
          </table:table-cell>
          <table:table-cell table:formula="of:=[.N286]*1000" office:value-type="float" office:value="0.0364352429973554" calcext:value-type="float">
            <text:p>0.0364352429973554</text:p>
          </table:table-cell>
          <table:table-cell table:formula="of:=[.O286]*[.E286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03/05/22</text:p>
          </table:table-cell>
          <table:table-cell office:value-type="float" office:value="45.7" calcext:value-type="float">
            <text:p>45.7</text:p>
          </table:table-cell>
          <table:table-cell table:formula="of:=[.B287]*60" office:value-type="float" office:value="2742" calcext:value-type="float">
            <text:p>2742</text:p>
          </table:table-cell>
          <table:table-cell office:value-type="float" office:value="19.19" calcext:value-type="float">
            <text:p>19.19</text:p>
          </table:table-cell>
          <table:table-cell office:value-type="float" office:value="302" calcext:value-type="float">
            <text:p>302</text:p>
          </table:table-cell>
          <table:table-cell office:value-type="float" office:value="41.9" calcext:value-type="float">
            <text:p>41.9</text:p>
          </table:table-cell>
          <table:table-cell office:value-type="float" office:value="17.89" calcext:value-type="float">
            <text:p>17.89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87]/[.B287]*60" office:value-type="float" office:value="25.1947483588621" calcext:value-type="float">
            <text:p>25.1947483588621</text:p>
          </table:table-cell>
          <table:table-cell table:formula="of:=[.D287]/[.C287]/[.E287]" office:value-type="float" office:value="0.0000231739775191889" calcext:value-type="float">
            <text:p>2.31739775191889E-05</text:p>
          </table:table-cell>
          <table:table-cell table:formula="of:=[.M287] * 1.60934" office:value-type="float" office:value="0.0000372948089807314" calcext:value-type="float">
            <text:p>3.72948089807314E-05</text:p>
          </table:table-cell>
          <table:table-cell table:formula="of:=[.N287]*1000" office:value-type="float" office:value="0.0372948089807314" calcext:value-type="float">
            <text:p>0.0372948089807314</text:p>
          </table:table-cell>
          <table:table-cell table:formula="of:=[.O287]*[.E287]" office:value-type="float" office:value="11.2630323121809" calcext:value-type="float">
            <text:p>11.2630323121809</text:p>
          </table:table-cell>
          <table:table-cell table:number-columns-repeated="3"/>
        </table:table-row>
        <table:table-row table:style-name="ro1">
          <table:table-cell office:value-type="date" office:date-value="2022-03-06" calcext:value-type="date">
            <text:p>03/06/22</text:p>
          </table:table-cell>
          <table:table-cell office:value-type="float" office:value="55.2" calcext:value-type="float">
            <text:p>55.2</text:p>
          </table:table-cell>
          <table:table-cell table:formula="of:=[.B288]*60" office:value-type="float" office:value="3312" calcext:value-type="float">
            <text:p>3312</text:p>
          </table:table-cell>
          <table:table-cell office:value-type="float" office:value="22.52" calcext:value-type="float">
            <text:p>22.52</text:p>
          </table:table-cell>
          <table:table-cell office:value-type="float" office:value="288" calcext:value-type="float">
            <text:p>288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65" calcext:value-type="float">
            <text:p>865</text:p>
          </table:table-cell>
          <table:table-cell office:value-type="float" office:value="785" calcext:value-type="float">
            <text:p>785</text:p>
          </table:table-cell>
          <table:table-cell table:formula="of:=[.D288]/[.B288]*60" office:value-type="float" office:value="24.4782608695652" calcext:value-type="float">
            <text:p>24.4782608695652</text:p>
          </table:table-cell>
          <table:table-cell table:formula="of:=[.D288]/[.C288]/[.E288]" office:value-type="float" office:value="0.0000236094337090714" calcext:value-type="float">
            <text:p>2.36094337090714E-05</text:p>
          </table:table-cell>
          <table:table-cell table:formula="of:=[.M288] * 1.60934" office:value-type="float" office:value="0.0000379956060453569" calcext:value-type="float">
            <text:p>3.79956060453569E-05</text:p>
          </table:table-cell>
          <table:table-cell table:formula="of:=[.N288]*1000" office:value-type="float" office:value="0.0379956060453569" calcext:value-type="float">
            <text:p>0.0379956060453569</text:p>
          </table:table-cell>
          <table:table-cell table:formula="of:=[.O288]*[.E288]" office:value-type="float" office:value="10.9427345410628" calcext:value-type="float">
            <text:p>10.9427345410628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 office:value-type="float" office:value="50.1" calcext:value-type="float">
            <text:p>50.1</text:p>
          </table:table-cell>
          <table:table-cell table:formula="of:=[.B289]*60" office:value-type="float" office:value="3006" calcext:value-type="float">
            <text:p>3006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903" calcext:value-type="float">
            <text:p>903</text:p>
          </table:table-cell>
          <table:table-cell office:value-type="float" office:value="825" calcext:value-type="float">
            <text:p>825</text:p>
          </table:table-cell>
          <table:table-cell table:formula="of:=[.D289]/[.B289]*60" office:value-type="float" office:value="25.1497005988024" calcext:value-type="float">
            <text:p>25.1497005988024</text:p>
          </table:table-cell>
          <table:table-cell table:formula="of:=[.D289]/[.C289]/[.E289]" office:value-type="float" office:value="0.0000220379430413621" calcext:value-type="float">
            <text:p>2.20379430413621E-05</text:p>
          </table:table-cell>
          <table:table-cell table:formula="of:=[.M289] * 1.60934" office:value-type="float" office:value="0.0000354665432541856" calcext:value-type="float">
            <text:p>3.54665432541856E-05</text:p>
          </table:table-cell>
          <table:table-cell table:formula="of:=[.N289]*1000" office:value-type="float" office:value="0.0354665432541856" calcext:value-type="float">
            <text:p>0.0354665432541856</text:p>
          </table:table-cell>
          <table:table-cell table:formula="of:=[.O289]*[.E289]" office:value-type="float" office:value="11.2428942115768" calcext:value-type="float">
            <text:p>11.2428942115768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float" office:value="46.2" calcext:value-type="float">
            <text:p>46.2</text:p>
          </table:table-cell>
          <table:table-cell table:formula="of:=[.B290]*60" office:value-type="float" office:value="2772" calcext:value-type="float">
            <text:p>2772</text:p>
          </table:table-cell>
          <table:table-cell office:value-type="float" office:value="19.48" calcext:value-type="float">
            <text:p>19.48</text:p>
          </table:table-cell>
          <table:table-cell office:value-type="float" office:value="308" calcext:value-type="float">
            <text:p>308</text:p>
          </table:table-cell>
          <table:table-cell office:value-type="float" office:value="42.9" calcext:value-type="float">
            <text:p>42.9</text:p>
          </table:table-cell>
          <table:table-cell office:value-type="float" office:value="18.45" calcext:value-type="float">
            <text:p>18.4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21" calcext:value-type="float">
            <text:p>821</text:p>
          </table:table-cell>
          <table:table-cell office:value-type="float" office:value="744" calcext:value-type="float">
            <text:p>744</text:p>
          </table:table-cell>
          <table:table-cell table:formula="of:=[.D290]/[.B290]*60" office:value-type="float" office:value="25.2987012987013" calcext:value-type="float">
            <text:p>25.2987012987013</text:p>
          </table:table-cell>
          <table:table-cell table:formula="of:=[.D290]/[.C290]/[.E290]" office:value-type="float" office:value="0.0000228162890500553" calcext:value-type="float">
            <text:p>2.28162890500553E-05</text:p>
          </table:table-cell>
          <table:table-cell table:formula="of:=[.M290] * 1.60934" office:value-type="float" office:value="0.000036719166619816" calcext:value-type="float">
            <text:p>3.6719166619816E-05</text:p>
          </table:table-cell>
          <table:table-cell table:formula="of:=[.N290]*1000" office:value-type="float" office:value="0.036719166619816" calcext:value-type="float">
            <text:p>0.036719166619816</text:p>
          </table:table-cell>
          <table:table-cell table:formula="of:=[.O290]*[.E290]" office:value-type="float" office:value="11.3095033189033" calcext:value-type="float">
            <text:p>11.3095033189033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float" office:value="49.5" calcext:value-type="float">
            <text:p>49.5</text:p>
          </table:table-cell>
          <table:table-cell table:formula="of:=[.B291]*60" office:value-type="float" office:value="2970" calcext:value-type="float">
            <text:p>2970</text:p>
          </table:table-cell>
          <table:table-cell office:value-type="float" office:value="18.59" calcext:value-type="float">
            <text:p>18.59</text:p>
          </table:table-cell>
          <table:table-cell office:value-type="float" office:value="296" calcext:value-type="float">
            <text:p>296</text:p>
          </table:table-cell>
          <table:table-cell office:value-type="float" office:value="46.7" calcext:value-type="float">
            <text:p>46.7</text:p>
          </table:table-cell>
          <table:table-cell office:value-type="float" office:value="17.68" calcext:value-type="float">
            <text:p>17.68</text:p>
          </table:table-cell>
          <table:table-cell office:value-type="float" office:value="307" calcext:value-type="float">
            <text:p>307</text:p>
          </table:table-cell>
          <table:table-cell office:value-type="float" office:value="293" calcext:value-type="float">
            <text:p>293</text:p>
          </table:table-cell>
          <table:table-cell office:value-type="float" office:value="785" calcext:value-type="float">
            <text:p>785</text:p>
          </table:table-cell>
          <table:table-cell office:value-type="float" office:value="703" calcext:value-type="float">
            <text:p>703</text:p>
          </table:table-cell>
          <table:table-cell table:formula="of:=[.D291]/[.B291]*60" office:value-type="float" office:value="22.5333333333333" calcext:value-type="float">
            <text:p>22.5333333333333</text:p>
          </table:table-cell>
          <table:table-cell table:formula="of:=[.D291]/[.C291]/[.E291]" office:value-type="float" office:value="0.0000211461461461461" calcext:value-type="float">
            <text:p>2.11461461461461E-05</text:p>
          </table:table-cell>
          <table:table-cell table:formula="of:=[.M291] * 1.60934" office:value-type="float" office:value="0.0000340313388388388" calcext:value-type="float">
            <text:p>3.40313388388388E-05</text:p>
          </table:table-cell>
          <table:table-cell table:formula="of:=[.N291]*1000" office:value-type="float" office:value="0.0340313388388388" calcext:value-type="float">
            <text:p>0.0340313388388388</text:p>
          </table:table-cell>
          <table:table-cell table:formula="of:=[.O291]*[.E291]" office:value-type="float" office:value="10.0732762962963" calcext:value-type="float">
            <text:p>10.0732762962963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float" office:value="45.9" calcext:value-type="float">
            <text:p>45.9</text:p>
          </table:table-cell>
          <table:table-cell table:formula="of:=[.B292]*60" office:value-type="float" office:value="2754" calcext:value-type="float">
            <text:p>2754</text:p>
          </table:table-cell>
          <table:table-cell office:value-type="float" office:value="19.21" calcext:value-type="float">
            <text:p>19.21</text:p>
          </table:table-cell>
          <table:table-cell office:value-type="float" office:value="314" calcext:value-type="float">
            <text:p>314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5" calcext:value-type="float">
            <text:p>325</text:p>
          </table:table-cell>
          <table:table-cell office:value-type="float" office:value="839" calcext:value-type="float">
            <text:p>839</text:p>
          </table:table-cell>
          <table:table-cell office:value-type="float" office:value="762" calcext:value-type="float">
            <text:p>762</text:p>
          </table:table-cell>
          <table:table-cell table:formula="of:=[.D292]/[.B292]*60" office:value-type="float" office:value="25.1111111111111" calcext:value-type="float">
            <text:p>25.1111111111111</text:p>
          </table:table-cell>
          <table:table-cell table:formula="of:=[.D292]/[.C292]/[.E292]" office:value-type="float" office:value="0.0000222143587324054" calcext:value-type="float">
            <text:p>2.22143587324054E-05</text:p>
          </table:table-cell>
          <table:table-cell table:formula="of:=[.M292] * 1.60934" office:value-type="float" office:value="0.0000357504560824094" calcext:value-type="float">
            <text:p>3.57504560824094E-05</text:p>
          </table:table-cell>
          <table:table-cell table:formula="of:=[.N292]*1000" office:value-type="float" office:value="0.0357504560824094" calcext:value-type="float">
            <text:p>0.0357504560824094</text:p>
          </table:table-cell>
          <table:table-cell table:formula="of:=[.O292]*[.E292]" office:value-type="float" office:value="11.2256432098765" calcext:value-type="float">
            <text:p>11.2256432098765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float" office:value="48.2" calcext:value-type="float">
            <text:p>48.2</text:p>
          </table:table-cell>
          <table:table-cell table:formula="of:=[.B293]*60" office:value-type="float" office:value="2892" calcext:value-type="float">
            <text:p>2892</text:p>
          </table:table-cell>
          <table:table-cell office:value-type="float" office:value="19.47" calcext:value-type="float">
            <text:p>19.47</text:p>
          </table:table-cell>
          <table:table-cell office:value-type="float" office:value="273" calcext:value-type="float">
            <text:p>27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  <table:table-cell table:formula="of:=[.D293]/[.B293]*60" office:value-type="float" office:value="24.2365145228216" calcext:value-type="float">
            <text:p>24.2365145228216</text:p>
          </table:table-cell>
          <table:table-cell table:formula="of:=[.D293]/[.C293]/[.E293]" office:value-type="float" office:value="0.0000246606781876491" calcext:value-type="float">
            <text:p>2.46606781876491E-05</text:p>
          </table:table-cell>
          <table:table-cell table:formula="of:=[.M293] * 1.60934" office:value-type="float" office:value="0.0000396874158345113" calcext:value-type="float">
            <text:p>3.96874158345113E-05</text:p>
          </table:table-cell>
          <table:table-cell table:formula="of:=[.N293]*1000" office:value-type="float" office:value="0.0396874158345113" calcext:value-type="float">
            <text:p>0.0396874158345113</text:p>
          </table:table-cell>
          <table:table-cell table:formula="of:=[.O293]*[.E293]" office:value-type="float" office:value="10.8346645228216" calcext:value-type="float">
            <text:p>10.8346645228216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float" office:value="48.3" calcext:value-type="float">
            <text:p>48.3</text:p>
          </table:table-cell>
          <table:table-cell table:formula="of:=[.B294]*60" office:value-type="float" office:value="2898" calcext:value-type="float">
            <text:p>2898</text:p>
          </table:table-cell>
          <table:table-cell office:value-type="float" office:value="19.24" calcext:value-type="float">
            <text:p>19.24</text:p>
          </table:table-cell>
          <table:table-cell office:value-type="float" office:value="267" calcext:value-type="float">
            <text:p>26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294]/[.B294]*60" office:value-type="float" office:value="23.9006211180124" calcext:value-type="float">
            <text:p>23.9006211180124</text:p>
          </table:table-cell>
          <table:table-cell table:formula="of:=[.D294]/[.C294]/[.E294]" office:value-type="float" office:value="0.0000248653985830341" calcext:value-type="float">
            <text:p>2.48653985830341E-05</text:p>
          </table:table-cell>
          <table:table-cell table:formula="of:=[.M294] * 1.60934" office:value-type="float" office:value="0.0000400168805556202" calcext:value-type="float">
            <text:p>4.00168805556202E-05</text:p>
          </table:table-cell>
          <table:table-cell table:formula="of:=[.N294]*1000" office:value-type="float" office:value="0.0400168805556202" calcext:value-type="float">
            <text:p>0.0400168805556202</text:p>
          </table:table-cell>
          <table:table-cell table:formula="of:=[.O294]*[.E294]" office:value-type="float" office:value="10.6845071083506" calcext:value-type="float">
            <text:p>10.6845071083506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float" office:value="47.5" calcext:value-type="float">
            <text:p>47.5</text:p>
          </table:table-cell>
          <table:table-cell table:formula="of:=[.B295]*60" office:value-type="float" office:value="2850" calcext:value-type="float">
            <text:p>2850</text:p>
          </table:table-cell>
          <table:table-cell office:value-type="float" office:value="18.24" calcext:value-type="float">
            <text:p>18.24</text:p>
          </table:table-cell>
          <table:table-cell office:value-type="float" office:value="272" calcext:value-type="float">
            <text:p>272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746" calcext:value-type="float">
            <text:p>746</text:p>
          </table:table-cell>
          <table:table-cell office:value-type="float" office:value="661" calcext:value-type="float">
            <text:p>661</text:p>
          </table:table-cell>
          <table:table-cell table:formula="of:=[.D295]/[.B295]*60" office:value-type="float" office:value="23.04" calcext:value-type="float">
            <text:p>23.04</text:p>
          </table:table-cell>
          <table:table-cell table:formula="of:=[.D295]/[.C295]/[.E295]" office:value-type="float" office:value="0.0000235294117647059" calcext:value-type="float">
            <text:p>2.35294117647059E-05</text:p>
          </table:table-cell>
          <table:table-cell table:formula="of:=[.M295] * 1.60934" office:value-type="float" office:value="0.0000378668235294118" calcext:value-type="float">
            <text:p>3.78668235294118E-05</text:p>
          </table:table-cell>
          <table:table-cell table:formula="of:=[.N295]*1000" office:value-type="float" office:value="0.0378668235294118" calcext:value-type="float">
            <text:p>0.0378668235294118</text:p>
          </table:table-cell>
          <table:table-cell table:formula="of:=[.O295]*[.E295]" office:value-type="float" office:value="10.299776" calcext:value-type="float">
            <text:p>10.299776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float" office:value="47" calcext:value-type="float">
            <text:p>47</text:p>
          </table:table-cell>
          <table:table-cell table:formula="of:=[.B296]*60" office:value-type="float" office:value="2820" calcext:value-type="float">
            <text:p>2820</text:p>
          </table:table-cell>
          <table:table-cell office:value-type="float" office:value="19.36" calcext:value-type="float">
            <text:p>19.36</text:p>
          </table:table-cell>
          <table:table-cell office:value-type="float" office:value="305" calcext:value-type="float">
            <text:p>305</text:p>
          </table:table-cell>
          <table:table-cell office:value-type="float" office:value="45.5" calcext:value-type="float">
            <text:p>45.5</text:p>
          </table:table-cell>
          <table:table-cell office:value-type="float" office:value="18.9" calcext:value-type="float">
            <text:p>18.9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2" calcext:value-type="float">
            <text:p>742</text:p>
          </table:table-cell>
          <table:table-cell table:formula="of:=[.D296]/[.B296]*60" office:value-type="float" office:value="24.7148936170213" calcext:value-type="float">
            <text:p>24.7148936170213</text:p>
          </table:table-cell>
          <table:table-cell table:formula="of:=[.D296]/[.C296]/[.E296]" office:value-type="float" office:value="0.0000225090105801651" calcext:value-type="float">
            <text:p>2.25090105801651E-05</text:p>
          </table:table-cell>
          <table:table-cell table:formula="of:=[.M296] * 1.60934" office:value-type="float" office:value="0.0000362246510870829" calcext:value-type="float">
            <text:p>3.62246510870829E-05</text:p>
          </table:table-cell>
          <table:table-cell table:formula="of:=[.N296]*1000" office:value-type="float" office:value="0.0362246510870829" calcext:value-type="float">
            <text:p>0.0362246510870829</text:p>
          </table:table-cell>
          <table:table-cell table:formula="of:=[.O296]*[.E296]" office:value-type="float" office:value="11.0485185815603" calcext:value-type="float">
            <text:p>11.0485185815603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03/18/22</text:p>
          </table:table-cell>
          <table:table-cell office:value-type="float" office:value="47.7" calcext:value-type="float">
            <text:p>47.7</text:p>
          </table:table-cell>
          <table:table-cell table:formula="of:=[.B297]*60" office:value-type="float" office:value="2862" calcext:value-type="float">
            <text:p>2862</text:p>
          </table:table-cell>
          <table:table-cell office:value-type="float" office:value="19.56" calcext:value-type="float">
            <text:p>19.56</text:p>
          </table:table-cell>
          <table:table-cell office:value-type="float" office:value="298" calcext:value-type="float">
            <text:p>298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297]/[.B297]*60" office:value-type="float" office:value="24.6037735849057" calcext:value-type="float">
            <text:p>24.6037735849057</text:p>
          </table:table-cell>
          <table:table-cell table:formula="of:=[.D297]/[.C297]/[.E297]" office:value-type="float" office:value="0.0000229341662797405" calcext:value-type="float">
            <text:p>2.29341662797405E-05</text:p>
          </table:table-cell>
          <table:table-cell table:formula="of:=[.M297] * 1.60934" office:value-type="float" office:value="0.0000369088711606376" calcext:value-type="float">
            <text:p>3.69088711606376E-05</text:p>
          </table:table-cell>
          <table:table-cell table:formula="of:=[.N297]*1000" office:value-type="float" office:value="0.0369088711606377" calcext:value-type="float">
            <text:p>0.0369088711606377</text:p>
          </table:table-cell>
          <table:table-cell table:formula="of:=[.O297]*[.E297]" office:value-type="float" office:value="10.99884360587" calcext:value-type="float">
            <text:p>10.99884360587</text:p>
          </table:table-cell>
          <table:table-cell table:number-columns-repeated="3"/>
        </table:table-row>
        <table:table-row table:style-name="ro1">
          <table:table-cell office:value-type="date" office:date-value="2022-03-19" calcext:value-type="date">
            <text:p>03/19/22</text:p>
          </table:table-cell>
          <table:table-cell office:value-type="float" office:value="50.2" calcext:value-type="float">
            <text:p>50.2</text:p>
          </table:table-cell>
          <table:table-cell table:formula="of:=[.B298]*60" office:value-type="float" office:value="3012" calcext:value-type="float">
            <text:p>3012</text:p>
          </table:table-cell>
          <table:table-cell office:value-type="float" office:value="20.39" calcext:value-type="float">
            <text:p>20.39</text:p>
          </table:table-cell>
          <table:table-cell office:value-type="float" office:value="305" calcext:value-type="float">
            <text:p>30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298]/[.B298]*60" office:value-type="float" office:value="24.3705179282869" calcext:value-type="float">
            <text:p>24.3705179282869</text:p>
          </table:table-cell>
          <table:table-cell table:formula="of:=[.D298]/[.C298]/[.E298]" office:value-type="float" office:value="0.0000221953715193869" calcext:value-type="float">
            <text:p>2.21953715193869E-05</text:p>
          </table:table-cell>
          <table:table-cell table:formula="of:=[.M298] * 1.60934" office:value-type="float" office:value="0.0000357198992010102" calcext:value-type="float">
            <text:p>3.57198992010102E-05</text:p>
          </table:table-cell>
          <table:table-cell table:formula="of:=[.N298]*1000" office:value-type="float" office:value="0.0357198992010102" calcext:value-type="float">
            <text:p>0.0357198992010102</text:p>
          </table:table-cell>
          <table:table-cell table:formula="of:=[.O298]*[.E298]" office:value-type="float" office:value="10.8945692563081" calcext:value-type="float">
            <text:p>10.8945692563081</text:p>
          </table:table-cell>
          <table:table-cell table:number-columns-repeated="3"/>
        </table:table-row>
        <table:table-row table:style-name="ro1">
          <table:table-cell office:value-type="date" office:date-value="2022-03-20" calcext:value-type="date">
            <text:p>03/20/22</text:p>
          </table:table-cell>
          <table:table-cell office:value-type="float" office:value="48.4" calcext:value-type="float">
            <text:p>48.4</text:p>
          </table:table-cell>
          <table:table-cell table:formula="of:=[.B299]*60" office:value-type="float" office:value="2904" calcext:value-type="float">
            <text:p>2904</text:p>
          </table:table-cell>
          <table:table-cell office:value-type="float" office:value="20.82" calcext:value-type="float">
            <text:p>20.82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20.03" calcext:value-type="float">
            <text:p>20.03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table:formula="of:=[.D299]/[.B299]*60" office:value-type="float" office:value="25.8099173553719" calcext:value-type="float">
            <text:p>25.8099173553719</text:p>
          </table:table-cell>
          <table:table-cell table:formula="of:=[.D299]/[.C299]/[.E299]" office:value-type="float" office:value="0.0000215946430349497" calcext:value-type="float">
            <text:p>2.15946430349497E-05</text:p>
          </table:table-cell>
          <table:table-cell table:formula="of:=[.M299] * 1.60934" office:value-type="float" office:value="0.000034753122821866" calcext:value-type="float">
            <text:p>3.4753122821866E-05</text:p>
          </table:table-cell>
          <table:table-cell table:formula="of:=[.N299]*1000" office:value-type="float" office:value="0.034753122821866" calcext:value-type="float">
            <text:p>0.034753122821866</text:p>
          </table:table-cell>
          <table:table-cell table:formula="of:=[.O299]*[.E299]" office:value-type="float" office:value="11.5380367768595" calcext:value-type="float">
            <text:p>11.5380367768595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float" office:value="47.2" calcext:value-type="float">
            <text:p>47.2</text:p>
          </table:table-cell>
          <table:table-cell table:formula="of:=[.B300]*60" office:value-type="float" office:value="2832" calcext:value-type="float">
            <text:p>2832</text:p>
          </table:table-cell>
          <table:table-cell office:value-type="float" office:value="20.04" calcext:value-type="float">
            <text:p>20.04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18.95" calcext:value-type="float">
            <text:p>18.95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table:formula="of:=[.D300]/[.B300]*60" office:value-type="float" office:value="25.4745762711864" calcext:value-type="float">
            <text:p>25.4745762711864</text:p>
          </table:table-cell>
          <table:table-cell table:formula="of:=[.D300]/[.C300]/[.E300]" office:value-type="float" office:value="0.0000228266812465828" calcext:value-type="float">
            <text:p>2.28266812465828E-05</text:p>
          </table:table-cell>
          <table:table-cell table:formula="of:=[.M300] * 1.60934" office:value-type="float" office:value="0.0000367358911973756" calcext:value-type="float">
            <text:p>3.67358911973756E-05</text:p>
          </table:table-cell>
          <table:table-cell table:formula="of:=[.N300]*1000" office:value-type="float" office:value="0.0367358911973756" calcext:value-type="float">
            <text:p>0.0367358911973756</text:p>
          </table:table-cell>
          <table:table-cell table:formula="of:=[.O300]*[.E300]" office:value-type="float" office:value="11.3881262711864" calcext:value-type="float">
            <text:p>11.3881262711864</text:p>
          </table:table-cell>
          <table:table-cell table:number-columns-repeated="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float" office:value="43.3" calcext:value-type="float">
            <text:p>43.3</text:p>
          </table:table-cell>
          <table:table-cell table:formula="of:=[.B301]*60" office:value-type="float" office:value="2598" calcext:value-type="float">
            <text:p>2598</text:p>
          </table:table-cell>
          <table:table-cell office:value-type="float" office:value="18.56" calcext:value-type="float">
            <text:p>18.56</text:p>
          </table:table-cell>
          <table:table-cell office:value-type="float" office:value="326" calcext:value-type="float">
            <text:p>326</text:p>
          </table:table-cell>
          <table:table-cell office:value-type="float" office:value="42.2" calcext:value-type="float">
            <text:p>42.2</text:p>
          </table:table-cell>
          <table:table-cell office:value-type="float" office:value="18.2" calcext:value-type="float">
            <text:p>18.2</text:p>
          </table:table-cell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office:value-type="float" office:value="844" calcext:value-type="float">
            <text:p>844</text:p>
          </table:table-cell>
          <table:table-cell office:value-type="float" office:value="762" calcext:value-type="float">
            <text:p>762</text:p>
          </table:table-cell>
          <table:table-cell table:formula="of:=[.D301]/[.B301]*60" office:value-type="float" office:value="25.7182448036952" calcext:value-type="float">
            <text:p>25.7182448036952</text:p>
          </table:table-cell>
          <table:table-cell table:formula="of:=[.D301]/[.C301]/[.E301]" office:value-type="float" office:value="0.0000219139781899243" calcext:value-type="float">
            <text:p>2.19139781899243E-05</text:p>
          </table:table-cell>
          <table:table-cell table:formula="of:=[.M301] * 1.60934" office:value-type="float" office:value="0.0000352670416601728" calcext:value-type="float">
            <text:p>3.52670416601728E-05</text:p>
          </table:table-cell>
          <table:table-cell table:formula="of:=[.N301]*1000" office:value-type="float" office:value="0.0352670416601728" calcext:value-type="float">
            <text:p>0.0352670416601728</text:p>
          </table:table-cell>
          <table:table-cell table:formula="of:=[.O301]*[.E301]" office:value-type="float" office:value="11.4970555812163" calcext:value-type="float">
            <text:p>11.4970555812163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float" office:value="52.1" calcext:value-type="float">
            <text:p>52.1</text:p>
          </table:table-cell>
          <table:table-cell table:formula="of:=[.B302]*60" office:value-type="float" office:value="3126" calcext:value-type="float">
            <text:p>3126</text:p>
          </table:table-cell>
          <table:table-cell office:value-type="float" office:value="21.84" calcext:value-type="float">
            <text:p>21.84</text:p>
          </table:table-cell>
          <table:table-cell office:value-type="float" office:value="313" calcext:value-type="float">
            <text:p>313</text:p>
          </table:table-cell>
          <table:table-cell office:value-type="float" office:value="45.9" calcext:value-type="float">
            <text:p>45.9</text:p>
          </table:table-cell>
          <table:table-cell office:value-type="float" office:value="19.76" calcext:value-type="float">
            <text:p>19.76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02]/[.B302]*60" office:value-type="float" office:value="25.1516314779271" calcext:value-type="float">
            <text:p>25.1516314779271</text:p>
          </table:table-cell>
          <table:table-cell table:formula="of:=[.D302]/[.C302]/[.E302]" office:value-type="float" office:value="0.0000223212916914511" calcext:value-type="float">
            <text:p>2.23212916914511E-05</text:p>
          </table:table-cell>
          <table:table-cell table:formula="of:=[.M302] * 1.60934" office:value-type="float" office:value="0.0000359225475707199" calcext:value-type="float">
            <text:p>3.59225475707199E-05</text:p>
          </table:table-cell>
          <table:table-cell table:formula="of:=[.N302]*1000" office:value-type="float" office:value="0.0359225475707199" calcext:value-type="float">
            <text:p>0.0359225475707199</text:p>
          </table:table-cell>
          <table:table-cell table:formula="of:=[.O302]*[.E302]" office:value-type="float" office:value="11.2437573896353" calcext:value-type="float">
            <text:p>11.2437573896353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03/25/22</text:p>
          </table:table-cell>
          <table:table-cell office:value-type="float" office:value="47.8" calcext:value-type="float">
            <text:p>47.8</text:p>
          </table:table-cell>
          <table:table-cell table:formula="of:=[.B303]*60" office:value-type="float" office:value="2868" calcext:value-type="float">
            <text:p>2868</text:p>
          </table:table-cell>
          <table:table-cell office:value-type="float" office:value="20.5" calcext:value-type="float">
            <text:p>20.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19.76" calcext:value-type="float">
            <text:p>19.76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892" calcext:value-type="float">
            <text:p>892</text:p>
          </table:table-cell>
          <table:table-cell office:value-type="float" office:value="812" calcext:value-type="float">
            <text:p>812</text:p>
          </table:table-cell>
          <table:table-cell table:formula="of:=[.D303]/[.B303]*60" office:value-type="float" office:value="25.7322175732218" calcext:value-type="float">
            <text:p>25.7322175732218</text:p>
          </table:table-cell>
          <table:table-cell table:formula="of:=[.D303]/[.C303]/[.E303]" office:value-type="float" office:value="0.0000221982553254156" calcext:value-type="float">
            <text:p>2.21982553254156E-05</text:p>
          </table:table-cell>
          <table:table-cell table:formula="of:=[.M303] * 1.60934" office:value-type="float" office:value="0.0000357245402254043" calcext:value-type="float">
            <text:p>3.57245402254043E-05</text:p>
          </table:table-cell>
          <table:table-cell table:formula="of:=[.N303]*1000" office:value-type="float" office:value="0.0357245402254043" calcext:value-type="float">
            <text:p>0.0357245402254043</text:p>
          </table:table-cell>
          <table:table-cell table:formula="of:=[.O303]*[.E303]" office:value-type="float" office:value="11.5033019525802" calcext:value-type="float">
            <text:p>11.5033019525802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03/26/22</text:p>
          </table:table-cell>
          <table:table-cell office:value-type="float" office:value="47.3" calcext:value-type="float">
            <text:p>47.3</text:p>
          </table:table-cell>
          <table:table-cell table:formula="of:=[.B304]*60" office:value-type="float" office:value="2838" calcext:value-type="float">
            <text:p>2838</text:p>
          </table:table-cell>
          <table:table-cell office:value-type="float" office:value="20.34" calcext:value-type="float">
            <text:p>20.34</text:p>
          </table:table-cell>
          <table:table-cell office:value-type="float" office:value="330" calcext:value-type="float">
            <text:p>330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04]/[.B304]*60" office:value-type="float" office:value="25.8012684989429" calcext:value-type="float">
            <text:p>25.8012684989429</text:p>
          </table:table-cell>
          <table:table-cell table:formula="of:=[.D304]/[.C304]/[.E304]" office:value-type="float" office:value="0.0000217182394772247" calcext:value-type="float">
            <text:p>2.17182394772247E-05</text:p>
          </table:table-cell>
          <table:table-cell table:formula="of:=[.M304] * 1.60934" office:value-type="float" office:value="0.0000349520315202768" calcext:value-type="float">
            <text:p>3.49520315202768E-05</text:p>
          </table:table-cell>
          <table:table-cell table:formula="of:=[.N304]*1000" office:value-type="float" office:value="0.0349520315202768" calcext:value-type="float">
            <text:p>0.0349520315202768</text:p>
          </table:table-cell>
          <table:table-cell table:formula="of:=[.O304]*[.E304]" office:value-type="float" office:value="11.5341704016913" calcext:value-type="float">
            <text:p>11.5341704016913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float" office:value="49" calcext:value-type="float">
            <text:p>49</text:p>
          </table:table-cell>
          <table:table-cell table:formula="of:=[.B305]*60" office:value-type="float" office:value="2940" calcext:value-type="float">
            <text:p>2940</text:p>
          </table:table-cell>
          <table:table-cell office:value-type="float" office:value="20.61" calcext:value-type="float">
            <text:p>20.61</text:p>
          </table:table-cell>
          <table:table-cell office:value-type="float" office:value="304" calcext:value-type="float">
            <text:p>304</text:p>
          </table:table-cell>
          <table:table-cell office:value-type="float" office:value="44.8" calcext:value-type="float">
            <text:p>44.8</text:p>
          </table:table-cell>
          <table:table-cell office:value-type="float" office:value="19.22" calcext:value-type="float">
            <text:p>19.22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58" calcext:value-type="float">
            <text:p>858</text:p>
          </table:table-cell>
          <table:table-cell office:value-type="float" office:value="777" calcext:value-type="float">
            <text:p>777</text:p>
          </table:table-cell>
          <table:table-cell table:formula="of:=[.D305]/[.B305]*60" office:value-type="float" office:value="25.2367346938775" calcext:value-type="float">
            <text:p>25.2367346938775</text:p>
          </table:table-cell>
          <table:table-cell table:formula="of:=[.D305]/[.C305]/[.E305]" office:value-type="float" office:value="0.0000230598818474758" calcext:value-type="float">
            <text:p>2.30598818474758E-05</text:p>
          </table:table-cell>
          <table:table-cell table:formula="of:=[.M305] * 1.60934" office:value-type="float" office:value="0.0000371111902524167" calcext:value-type="float">
            <text:p>3.71111902524167E-05</text:p>
          </table:table-cell>
          <table:table-cell table:formula="of:=[.N305]*1000" office:value-type="float" office:value="0.0371111902524167" calcext:value-type="float">
            <text:p>0.0371111902524167</text:p>
          </table:table-cell>
          <table:table-cell table:formula="of:=[.O305]*[.E305]" office:value-type="float" office:value="11.2818018367347" calcext:value-type="float">
            <text:p>11.2818018367347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float" office:value="46.7" calcext:value-type="float">
            <text:p>46.7</text:p>
          </table:table-cell>
          <table:table-cell table:formula="of:=[.B306]*60" office:value-type="float" office:value="2802" calcext:value-type="float">
            <text:p>2802</text:p>
          </table:table-cell>
          <table:table-cell office:value-type="float" office:value="19.84" calcext:value-type="float">
            <text:p>19.84</text:p>
          </table:table-cell>
          <table:table-cell office:value-type="float" office:value="318" calcext:value-type="float">
            <text:p>318</text:p>
          </table:table-cell>
          <table:table-cell office:value-type="float" office:value="44.6" calcext:value-type="float">
            <text:p>44.6</text:p>
          </table:table-cell>
          <table:table-cell office:value-type="float" office:value="19.21" calcext:value-type="float">
            <text:p>19.21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860" calcext:value-type="float">
            <text:p>860</text:p>
          </table:table-cell>
          <table:table-cell office:value-type="float" office:value="783" calcext:value-type="float">
            <text:p>783</text:p>
          </table:table-cell>
          <table:table-cell table:formula="of:=[.D306]/[.B306]*60" office:value-type="float" office:value="25.4903640256959" calcext:value-type="float">
            <text:p>25.4903640256959</text:p>
          </table:table-cell>
          <table:table-cell table:formula="of:=[.D306]/[.C306]/[.E306]" office:value-type="float" office:value="0.0000222662159553598" calcext:value-type="float">
            <text:p>2.22662159553598E-05</text:p>
          </table:table-cell>
          <table:table-cell table:formula="of:=[.M306] * 1.60934" office:value-type="float" office:value="0.0000358339119855988" calcext:value-type="float">
            <text:p>3.58339119855988E-05</text:p>
          </table:table-cell>
          <table:table-cell table:formula="of:=[.N306]*1000" office:value-type="float" office:value="0.0358339119855988" calcext:value-type="float">
            <text:p>0.0358339119855988</text:p>
          </table:table-cell>
          <table:table-cell table:formula="of:=[.O306]*[.E306]" office:value-type="float" office:value="11.3951840114204" calcext:value-type="float">
            <text:p>11.3951840114204</text:p>
          </table:table-cell>
          <table:table-cell table:number-columns-repeated="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float" office:value="47.5" calcext:value-type="float">
            <text:p>47.5</text:p>
          </table:table-cell>
          <table:table-cell table:formula="of:=[.B307]*60" office:value-type="float" office:value="2850" calcext:value-type="float">
            <text:p>2850</text:p>
          </table:table-cell>
          <table:table-cell office:value-type="float" office:value="20.18" calcext:value-type="float">
            <text:p>20.18</text:p>
          </table:table-cell>
          <table:table-cell office:value-type="float" office:value="331" calcext:value-type="float">
            <text:p>33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894" calcext:value-type="float">
            <text:p>894</text:p>
          </table:table-cell>
          <table:table-cell office:value-type="float" office:value="818" calcext:value-type="float">
            <text:p>818</text:p>
          </table:table-cell>
          <table:table-cell table:formula="of:=[.D307]/[.B307]*60" office:value-type="float" office:value="25.4905263157895" calcext:value-type="float">
            <text:p>25.4905263157895</text:p>
          </table:table-cell>
          <table:table-cell table:formula="of:=[.D307]/[.C307]/[.E307]" office:value-type="float" office:value="0.0000213918482005618" calcext:value-type="float">
            <text:p>2.13918482005618E-05</text:p>
          </table:table-cell>
          <table:table-cell table:formula="of:=[.M307] * 1.60934" office:value-type="float" office:value="0.0000344267569830922" calcext:value-type="float">
            <text:p>3.44267569830922E-05</text:p>
          </table:table-cell>
          <table:table-cell table:formula="of:=[.N307]*1000" office:value-type="float" office:value="0.0344267569830922" calcext:value-type="float">
            <text:p>0.0344267569830922</text:p>
          </table:table-cell>
          <table:table-cell table:formula="of:=[.O307]*[.E307]" office:value-type="float" office:value="11.3952565614035" calcext:value-type="float">
            <text:p>11.3952565614035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float" office:value="54.3" calcext:value-type="float">
            <text:p>54.3</text:p>
          </table:table-cell>
          <table:table-cell table:formula="of:=[.B308]*60" office:value-type="float" office:value="3258" calcext:value-type="float">
            <text:p>3258</text:p>
          </table:table-cell>
          <table:table-cell office:value-type="float" office:value="20.78" calcext:value-type="float">
            <text:p>20.78</text:p>
          </table:table-cell>
          <table:table-cell office:value-type="float" office:value="311" calcext:value-type="float">
            <text:p>31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73" calcext:value-type="float">
            <text:p>873</text:p>
          </table:table-cell>
          <table:table-cell office:value-type="float" office:value="796" calcext:value-type="float">
            <text:p>796</text:p>
          </table:table-cell>
          <table:table-cell table:formula="of:=[.D308]/[.B308]*60" office:value-type="float" office:value="22.9613259668508" calcext:value-type="float">
            <text:p>22.9613259668508</text:p>
          </table:table-cell>
          <table:table-cell table:formula="of:=[.D308]/[.C308]/[.E308]" office:value-type="float" office:value="0.0000205085083662476" calcext:value-type="float">
            <text:p>2.05085083662476E-05</text:p>
          </table:table-cell>
          <table:table-cell table:formula="of:=[.M308] * 1.60934" office:value-type="float" office:value="0.0000330051628541369" calcext:value-type="float">
            <text:p>3.30051628541369E-05</text:p>
          </table:table-cell>
          <table:table-cell table:formula="of:=[.N308]*1000" office:value-type="float" office:value="0.0330051628541369" calcext:value-type="float">
            <text:p>0.0330051628541369</text:p>
          </table:table-cell>
          <table:table-cell table:formula="of:=[.O308]*[.E308]" office:value-type="float" office:value="10.2646056476366" calcext:value-type="float">
            <text:p>10.2646056476366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04/01/22</text:p>
          </table:table-cell>
          <table:table-cell office:value-type="float" office:value="49.3" calcext:value-type="float">
            <text:p>49.3</text:p>
          </table:table-cell>
          <table:table-cell table:formula="of:=[.B309]*60" office:value-type="float" office:value="2958" calcext:value-type="float">
            <text:p>2958</text:p>
          </table:table-cell>
          <table:table-cell office:value-type="float" office:value="21.19" calcext:value-type="float">
            <text:p>21.19</text:p>
          </table:table-cell>
          <table:table-cell office:value-type="float" office:value="329" calcext:value-type="float">
            <text:p>329</text:p>
          </table:table-cell>
          <table:table-cell office:value-type="float" office:value="46.3" calcext:value-type="float">
            <text:p>46.3</text:p>
          </table:table-cell>
          <table:table-cell office:value-type="float" office:value="20.18" calcext:value-type="float">
            <text:p>20.18</text:p>
          </table:table-cell>
          <table:table-cell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table:formula="of:=[.D309]/[.B309]*60" office:value-type="float" office:value="25.789046653144" calcext:value-type="float">
            <text:p>25.789046653144</text:p>
          </table:table-cell>
          <table:table-cell table:formula="of:=[.D309]/[.C309]/[.E309]" office:value-type="float" office:value="0.0000217739333444309" calcext:value-type="float">
            <text:p>2.17739333444309E-05</text:p>
          </table:table-cell>
          <table:table-cell table:formula="of:=[.M309] * 1.60934" office:value-type="float" office:value="0.0000350416618885265" calcext:value-type="float">
            <text:p>3.50416618885265E-05</text:p>
          </table:table-cell>
          <table:table-cell table:formula="of:=[.N309]*1000" office:value-type="float" office:value="0.0350416618885265" calcext:value-type="float">
            <text:p>0.0350416618885265</text:p>
          </table:table-cell>
          <table:table-cell table:formula="of:=[.O309]*[.E309]" office:value-type="float" office:value="11.5287067613252" calcext:value-type="float">
            <text:p>11.5287067613252</text:p>
          </table:table-cell>
          <table:table-cell table:number-columns-repeated="3"/>
        </table:table-row>
        <table:table-row table:style-name="ro1">
          <table:table-cell office:value-type="date" office:date-value="2022-04-03" calcext:value-type="date">
            <text:p>04/03/22</text:p>
          </table:table-cell>
          <table:table-cell office:value-type="float" office:value="48.2" calcext:value-type="float">
            <text:p>48.2</text:p>
          </table:table-cell>
          <table:table-cell table:formula="of:=[.B310]*60" office:value-type="float" office:value="2892" calcext:value-type="float">
            <text:p>2892</text:p>
          </table:table-cell>
          <table:table-cell office:value-type="float" office:value="20.53" calcext:value-type="float">
            <text:p>20.53</text:p>
          </table:table-cell>
          <table:table-cell office:value-type="float" office:value="315" calcext:value-type="float">
            <text:p>315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866" calcext:value-type="float">
            <text:p>866</text:p>
          </table:table-cell>
          <table:table-cell office:value-type="float" office:value="787" calcext:value-type="float">
            <text:p>787</text:p>
          </table:table-cell>
          <table:table-cell table:formula="of:=[.D310]/[.B310]*60" office:value-type="float" office:value="25.5560165975104" calcext:value-type="float">
            <text:p>25.5560165975104</text:p>
          </table:table-cell>
          <table:table-cell table:formula="of:=[.D310]/[.C310]/[.E310]" office:value-type="float" office:value="0.0000225361698390744" calcext:value-type="float">
            <text:p>2.25361698390744E-05</text:p>
          </table:table-cell>
          <table:table-cell table:formula="of:=[.M310] * 1.60934" office:value-type="float" office:value="0.000036268359568816" calcext:value-type="float">
            <text:p>3.6268359568816E-05</text:p>
          </table:table-cell>
          <table:table-cell table:formula="of:=[.N310]*1000" office:value-type="float" office:value="0.036268359568816" calcext:value-type="float">
            <text:p>0.036268359568816</text:p>
          </table:table-cell>
          <table:table-cell table:formula="of:=[.O310]*[.E310]" office:value-type="float" office:value="11.424533264177" calcext:value-type="float">
            <text:p>11.424533264177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float" office:value="49.2" calcext:value-type="float">
            <text:p>49.2</text:p>
          </table:table-cell>
          <table:table-cell table:formula="of:=[.B311]*60" office:value-type="float" office:value="2952" calcext:value-type="float">
            <text:p>2952</text:p>
          </table:table-cell>
          <table:table-cell office:value-type="float" office:value="21.07" calcext:value-type="float">
            <text:p>21.07</text:p>
          </table:table-cell>
          <table:table-cell office:value-type="float" office:value="322" calcext:value-type="float">
            <text:p>322</text:p>
          </table:table-cell>
          <table:table-cell office:value-type="float" office:value="37.9" calcext:value-type="float">
            <text:p>37.9</text:p>
          </table:table-cell>
          <table:table-cell office:value-type="float" office:value="16.57" calcext:value-type="float">
            <text:p>16.57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901" calcext:value-type="float">
            <text:p>901</text:p>
          </table:table-cell>
          <table:table-cell office:value-type="float" office:value="821" calcext:value-type="float">
            <text:p>821</text:p>
          </table:table-cell>
          <table:table-cell table:formula="of:=[.D311]/[.B311]*60" office:value-type="float" office:value="25.6951219512195" calcext:value-type="float">
            <text:p>25.6951219512195</text:p>
          </table:table-cell>
          <table:table-cell table:formula="of:=[.D311]/[.C311]/[.E311]" office:value-type="float" office:value="0.0000221662542712384" calcext:value-type="float">
            <text:p>2.21662542712384E-05</text:p>
          </table:table-cell>
          <table:table-cell table:formula="of:=[.M311] * 1.60934" office:value-type="float" office:value="0.0000356730396488747" calcext:value-type="float">
            <text:p>3.56730396488747E-05</text:p>
          </table:table-cell>
          <table:table-cell table:formula="of:=[.N311]*1000" office:value-type="float" office:value="0.0356730396488747" calcext:value-type="float">
            <text:p>0.0356730396488747</text:p>
          </table:table-cell>
          <table:table-cell table:formula="of:=[.O311]*[.E311]" office:value-type="float" office:value="11.4867187669377" calcext:value-type="float">
            <text:p>11.4867187669377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float" office:value="48.8" calcext:value-type="float">
            <text:p>48.8</text:p>
          </table:table-cell>
          <table:table-cell table:formula="of:=[.B312]*60" office:value-type="float" office:value="2928" calcext:value-type="float">
            <text:p>2928</text:p>
          </table:table-cell>
          <table:table-cell office:value-type="float" office:value="20.35" calcext:value-type="float">
            <text:p>20.35</text:p>
          </table:table-cell>
          <table:table-cell office:value-type="float" office:value="308" calcext:value-type="float">
            <text:p>30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float" office:value="848" calcext:value-type="float">
            <text:p>848</text:p>
          </table:table-cell>
          <table:table-cell office:value-type="float" office:value="771" calcext:value-type="float">
            <text:p>771</text:p>
          </table:table-cell>
          <table:table-cell table:formula="of:=[.D312]/[.B312]*60" office:value-type="float" office:value="25.0204918032787" calcext:value-type="float">
            <text:p>25.0204918032787</text:p>
          </table:table-cell>
          <table:table-cell table:formula="of:=[.D312]/[.C312]/[.E312]" office:value-type="float" office:value="0.0000225653786104606" calcext:value-type="float">
            <text:p>2.25653786104606E-05</text:p>
          </table:table-cell>
          <table:table-cell table:formula="of:=[.M312] * 1.60934" office:value-type="float" office:value="0.0000363153664129586" calcext:value-type="float">
            <text:p>3.63153664129586E-05</text:p>
          </table:table-cell>
          <table:table-cell table:formula="of:=[.N312]*1000" office:value-type="float" office:value="0.0363153664129586" calcext:value-type="float">
            <text:p>0.0363153664129586</text:p>
          </table:table-cell>
          <table:table-cell table:formula="of:=[.O312]*[.E312]" office:value-type="float" office:value="11.1851328551913" calcext:value-type="float">
            <text:p>11.1851328551913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float" office:value="50" calcext:value-type="float">
            <text:p>50</text:p>
          </table:table-cell>
          <table:table-cell table:formula="of:=[.B313]*60" office:value-type="float" office:value="3000" calcext:value-type="float">
            <text:p>3000</text:p>
          </table:table-cell>
          <table:table-cell office:value-type="float" office:value="21.15" calcext:value-type="float">
            <text:p>21.15</text:p>
          </table:table-cell>
          <table:table-cell office:value-type="float" office:value="309" calcext:value-type="float">
            <text:p>309</text:p>
          </table:table-cell>
          <table:table-cell office:value-type="float" office:value="44.6" calcext:value-type="float">
            <text:p>44.6</text:p>
          </table:table-cell>
          <table:table-cell office:value-type="float" office:value="19.33" calcext:value-type="float">
            <text:p>19.33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313]/[.B313]*60" office:value-type="float" office:value="25.38" calcext:value-type="float">
            <text:p>25.38</text:p>
          </table:table-cell>
          <table:table-cell table:formula="of:=[.D313]/[.C313]/[.E313]" office:value-type="float" office:value="0.0000228155339805825" calcext:value-type="float">
            <text:p>2.28155339805825E-05</text:p>
          </table:table-cell>
          <table:table-cell table:formula="of:=[.M313] * 1.60934" office:value-type="float" office:value="0.0000367179514563107" calcext:value-type="float">
            <text:p>3.67179514563107E-05</text:p>
          </table:table-cell>
          <table:table-cell table:formula="of:=[.N313]*1000" office:value-type="float" office:value="0.0367179514563107" calcext:value-type="float">
            <text:p>0.0367179514563107</text:p>
          </table:table-cell>
          <table:table-cell table:formula="of:=[.O313]*[.E313]" office:value-type="float" office:value="11.345847" calcext:value-type="float">
            <text:p>11.345847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float" office:value="48.4" calcext:value-type="float">
            <text:p>48.4</text:p>
          </table:table-cell>
          <table:table-cell table:formula="of:=[.B314]*60" office:value-type="float" office:value="2904" calcext:value-type="float">
            <text:p>2904</text:p>
          </table:table-cell>
          <table:table-cell office:value-type="float" office:value="20.28" calcext:value-type="float">
            <text:p>20.28</text:p>
          </table:table-cell>
          <table:table-cell office:value-type="float" office:value="306" calcext:value-type="float">
            <text:p>30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853" calcext:value-type="float">
            <text:p>853</text:p>
          </table:table-cell>
          <table:table-cell office:value-type="float" office:value="773" calcext:value-type="float">
            <text:p>773</text:p>
          </table:table-cell>
          <table:table-cell table:formula="of:=[.D314]/[.B314]*60" office:value-type="float" office:value="25.1404958677686" calcext:value-type="float">
            <text:p>25.1404958677686</text:p>
          </table:table-cell>
          <table:table-cell table:formula="of:=[.D314]/[.C314]/[.E314]" office:value-type="float" office:value="0.0000228218008966672" calcext:value-type="float">
            <text:p>2.28218008966672E-05</text:p>
          </table:table-cell>
          <table:table-cell table:formula="of:=[.M314] * 1.60934" office:value-type="float" office:value="0.0000367280370550424" calcext:value-type="float">
            <text:p>3.67280370550424E-05</text:p>
          </table:table-cell>
          <table:table-cell table:formula="of:=[.N314]*1000" office:value-type="float" office:value="0.0367280370550424" calcext:value-type="float">
            <text:p>0.0367280370550424</text:p>
          </table:table-cell>
          <table:table-cell table:formula="of:=[.O314]*[.E314]" office:value-type="float" office:value="11.238779338843" calcext:value-type="float">
            <text:p>11.238779338843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43.2" calcext:value-type="float">
            <text:p>43.2</text:p>
          </table:table-cell>
          <table:table-cell table:formula="of:=[.B315]*60" office:value-type="float" office:value="2592" calcext:value-type="float">
            <text:p>2592</text:p>
          </table:table-cell>
          <table:table-cell office:value-type="float" office:value="18.55" calcext:value-type="float">
            <text:p>18.55</text:p>
          </table:table-cell>
          <table:table-cell office:value-type="float" office:value="324" calcext:value-type="float">
            <text:p>324</text:p>
          </table:table-cell>
          <table:table-cell office:value-type="float" office:value="41.3" calcext:value-type="float">
            <text:p>41.3</text:p>
          </table:table-cell>
          <table:table-cell office:value-type="float" office:value="17.85" calcext:value-type="float">
            <text:p>17.85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819" calcext:value-type="float">
            <text:p>819</text:p>
          </table:table-cell>
          <table:table-cell office:value-type="float" office:value="744" calcext:value-type="float">
            <text:p>744</text:p>
          </table:table-cell>
          <table:table-cell table:formula="of:=[.D315]/[.B315]*60" office:value-type="float" office:value="25.7638888888889" calcext:value-type="float">
            <text:p>25.7638888888889</text:p>
          </table:table-cell>
          <table:table-cell table:formula="of:=[.D315]/[.C315]/[.E315]" office:value-type="float" office:value="0.0000220883821063862" calcext:value-type="float">
            <text:p>2.20883821063862E-05</text:p>
          </table:table-cell>
          <table:table-cell table:formula="of:=[.M315] * 1.60934" office:value-type="float" office:value="0.0000355477168590916" calcext:value-type="float">
            <text:p>3.55477168590916E-05</text:p>
          </table:table-cell>
          <table:table-cell table:formula="of:=[.N315]*1000" office:value-type="float" office:value="0.0355477168590916" calcext:value-type="float">
            <text:p>0.0355477168590916</text:p>
          </table:table-cell>
          <table:table-cell table:formula="of:=[.O315]*[.E315]" office:value-type="float" office:value="11.5174602623457" calcext:value-type="float">
            <text:p>11.5174602623457</text:p>
          </table:table-cell>
          <table:table-cell table:number-columns-repeated="3"/>
        </table:table-row>
        <table:table-row table:style-name="ro1">
          <table:table-cell office:value-type="date" office:date-value="2022-04-09" calcext:value-type="date">
            <text:p>04/09/22</text:p>
          </table:table-cell>
          <table:table-cell office:value-type="float" office:value="49" calcext:value-type="float">
            <text:p>49</text:p>
          </table:table-cell>
          <table:table-cell table:formula="of:=[.B316]*60" office:value-type="float" office:value="2940" calcext:value-type="float">
            <text:p>2940</text:p>
          </table:table-cell>
          <table:table-cell office:value-type="float" office:value="20.57" calcext:value-type="float">
            <text:p>20.57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78" calcext:value-type="float">
            <text:p>18.7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16]/[.B316]*60" office:value-type="float" office:value="25.1877551020408" calcext:value-type="float">
            <text:p>25.1877551020408</text:p>
          </table:table-cell>
          <table:table-cell table:formula="of:=[.D316]/[.C316]/[.E316]" office:value-type="float" office:value="0.00002286470143613" calcext:value-type="float">
            <text:p>2.286470143613E-05</text:p>
          </table:table-cell>
          <table:table-cell table:formula="of:=[.M316] * 1.60934" office:value-type="float" office:value="0.0000367970786092215" calcext:value-type="float">
            <text:p>3.67970786092215E-05</text:p>
          </table:table-cell>
          <table:table-cell table:formula="of:=[.N316]*1000" office:value-type="float" office:value="0.0367970786092215" calcext:value-type="float">
            <text:p>0.0367970786092215</text:p>
          </table:table-cell>
          <table:table-cell table:formula="of:=[.O316]*[.E316]" office:value-type="float" office:value="11.2599060544218" calcext:value-type="float">
            <text:p>11.2599060544218</text:p>
          </table:table-cell>
          <table:table-cell table:number-columns-repeated="3"/>
        </table:table-row>
        <table:table-row table:style-name="ro1">
          <table:table-cell office:value-type="date" office:date-value="2022-04-10" calcext:value-type="date">
            <text:p>04/10/22</text:p>
          </table:table-cell>
          <table:table-cell office:value-type="float" office:value="47.9" calcext:value-type="float">
            <text:p>47.9</text:p>
          </table:table-cell>
          <table:table-cell table:formula="of:=[.B317]*60" office:value-type="float" office:value="2874" calcext:value-type="float">
            <text:p>2874</text:p>
          </table:table-cell>
          <table:table-cell office:value-type="float" office:value="20.2" calcext:value-type="float">
            <text:p>20.2</text:p>
          </table:table-cell>
          <table:table-cell office:value-type="float" office:value="337" calcext:value-type="float">
            <text:p>33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17]/[.B317]*60" office:value-type="float" office:value="25.3027139874739" calcext:value-type="float">
            <text:p>25.3027139874739</text:p>
          </table:table-cell>
          <table:table-cell table:formula="of:=[.D317]/[.C317]/[.E317]" office:value-type="float" office:value="0.0000208561770420985" calcext:value-type="float">
            <text:p>2.08561770420985E-05</text:p>
          </table:table-cell>
          <table:table-cell table:formula="of:=[.M317] * 1.60934" office:value-type="float" office:value="0.0000335646799609308" calcext:value-type="float">
            <text:p>3.35646799609308E-05</text:p>
          </table:table-cell>
          <table:table-cell table:formula="of:=[.N317]*1000" office:value-type="float" office:value="0.0335646799609308" calcext:value-type="float">
            <text:p>0.0335646799609308</text:p>
          </table:table-cell>
          <table:table-cell table:formula="of:=[.O317]*[.E317]" office:value-type="float" office:value="11.3112971468337" calcext:value-type="float">
            <text:p>11.3112971468337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6.2" calcext:value-type="float">
            <text:p>46.2</text:p>
          </table:table-cell>
          <table:table-cell table:formula="of:=[.B318]*60" office:value-type="float" office:value="2772" calcext:value-type="float">
            <text:p>2772</text:p>
          </table:table-cell>
          <table:table-cell office:value-type="float" office:value="19.77" calcext:value-type="float">
            <text:p>19.77</text:p>
          </table:table-cell>
          <table:table-cell office:value-type="float" office:value="320" calcext:value-type="float">
            <text:p>32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1" calcext:value-type="float">
            <text:p>871</text:p>
          </table:table-cell>
          <table:table-cell office:value-type="float" office:value="791" calcext:value-type="float">
            <text:p>791</text:p>
          </table:table-cell>
          <table:table-cell table:formula="of:=[.D318]/[.B318]*60" office:value-type="float" office:value="25.6753246753247" calcext:value-type="float">
            <text:p>25.6753246753247</text:p>
          </table:table-cell>
          <table:table-cell table:formula="of:=[.D318]/[.C318]/[.E318]" office:value-type="float" office:value="0.0000222876082251082" calcext:value-type="float">
            <text:p>2.22876082251082E-05</text:p>
          </table:table-cell>
          <table:table-cell table:formula="of:=[.M318] * 1.60934" office:value-type="float" office:value="0.0000358683394209957" calcext:value-type="float">
            <text:p>3.58683394209957E-05</text:p>
          </table:table-cell>
          <table:table-cell table:formula="of:=[.N318]*1000" office:value-type="float" office:value="0.0358683394209957" calcext:value-type="float">
            <text:p>0.0358683394209957</text:p>
          </table:table-cell>
          <table:table-cell table:formula="of:=[.O318]*[.E318]" office:value-type="float" office:value="11.4778686147186" calcext:value-type="float">
            <text:p>11.4778686147186</text:p>
          </table:table-cell>
          <table:table-cell table:number-columns-repeated="3"/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46.9" calcext:value-type="float">
            <text:p>46.9</text:p>
          </table:table-cell>
          <table:table-cell table:formula="of:=[.B319]*60" office:value-type="float" office:value="2814" calcext:value-type="float">
            <text:p>2814</text:p>
          </table:table-cell>
          <table:table-cell office:value-type="float" office:value="19.61" calcext:value-type="float">
            <text:p>19.61</text:p>
          </table:table-cell>
          <table:table-cell office:value-type="float" office:value="304" calcext:value-type="float">
            <text:p>304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824" calcext:value-type="float">
            <text:p>824</text:p>
          </table:table-cell>
          <table:table-cell office:value-type="float" office:value="744" calcext:value-type="float">
            <text:p>744</text:p>
          </table:table-cell>
          <table:table-cell table:formula="of:=[.D319]/[.B319]*60" office:value-type="float" office:value="25.0874200426439" calcext:value-type="float">
            <text:p>25.0874200426439</text:p>
          </table:table-cell>
          <table:table-cell table:formula="of:=[.D319]/[.C319]/[.E319]" office:value-type="float" office:value="0.0000229234466763925" calcext:value-type="float">
            <text:p>2.29234466763925E-05</text:p>
          </table:table-cell>
          <table:table-cell table:formula="of:=[.M319] * 1.60934" office:value-type="float" office:value="0.0000368916196741855" calcext:value-type="float">
            <text:p>3.68916196741855E-05</text:p>
          </table:table-cell>
          <table:table-cell table:formula="of:=[.N319]*1000" office:value-type="float" office:value="0.0368916196741855" calcext:value-type="float">
            <text:p>0.0368916196741855</text:p>
          </table:table-cell>
          <table:table-cell table:formula="of:=[.O319]*[.E319]" office:value-type="float" office:value="11.2150523809524" calcext:value-type="float">
            <text:p>11.2150523809524</text:p>
          </table:table-cell>
          <table:table-cell table:number-columns-repeated="3"/>
        </table:table-row>
        <table:table-row table:style-name="ro1">
          <table:table-cell office:value-type="date" office:date-value="2022-04-21" calcext:value-type="date">
            <text:p>04/21/22</text:p>
          </table:table-cell>
          <table:table-cell office:value-type="float" office:value="49.6" calcext:value-type="float">
            <text:p>49.6</text:p>
          </table:table-cell>
          <table:table-cell table:formula="of:=[.B320]*60" office:value-type="float" office:value="2976" calcext:value-type="float">
            <text:p>2976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640" calcext:value-type="float">
            <text:p>640</text:p>
          </table:table-cell>
          <table:table-cell office:value-type="float" office:value="551" calcext:value-type="float">
            <text:p>551</text:p>
          </table:table-cell>
          <table:table-cell table:formula="of:=[.D320]/[.B320]*60" office:value-type="float" office:value="21.7741935483871" calcext:value-type="float">
            <text:p>21.7741935483871</text:p>
          </table:table-cell>
          <table:table-cell table:formula="of:=[.D320]/[.C320]/[.E320]" office:value-type="float" office:value="0.0000276182059213433" calcext:value-type="float">
            <text:p>2.76182059213433E-05</text:p>
          </table:table-cell>
          <table:table-cell table:formula="of:=[.M320] * 1.60934" office:value-type="float" office:value="0.0000444470835174547" calcext:value-type="float">
            <text:p>4.44470835174547E-05</text:p>
          </table:table-cell>
          <table:table-cell table:formula="of:=[.N320]*1000" office:value-type="float" office:value="0.0444470835174547" calcext:value-type="float">
            <text:p>0.0444470835174547</text:p>
          </table:table-cell>
          <table:table-cell table:formula="of:=[.O320]*[.E320]" office:value-type="float" office:value="9.73391129032258" calcext:value-type="float">
            <text:p>9.73391129032258</text:p>
          </table:table-cell>
          <table:table-cell table:number-columns-repeated="3"/>
        </table:table-row>
        <table:table-row table:style-name="ro1">
          <table:table-cell office:value-type="date" office:date-value="2022-04-22" calcext:value-type="date">
            <text:p>04/22/22</text:p>
          </table:table-cell>
          <table:table-cell office:value-type="float" office:value="47.1" calcext:value-type="float">
            <text:p>47.1</text:p>
          </table:table-cell>
          <table:table-cell table:formula="of:=[.B321]*60" office:value-type="float" office:value="2826" calcext:value-type="float">
            <text:p>2826</text:p>
          </table:table-cell>
          <table:table-cell office:value-type="float" office:value="19.11" calcext:value-type="float">
            <text:p>19.11</text:p>
          </table:table-cell>
          <table:table-cell office:value-type="float" office:value="273" calcext:value-type="float">
            <text:p>273</text:p>
          </table:table-cell>
          <table:table-cell office:value-type="float" office:value="42.4" calcext:value-type="float">
            <text:p>42.4</text:p>
          </table:table-cell>
          <table:table-cell/>
          <table:table-cell table:number-columns-repeated="2" office:value-type="float" office:value="285" calcext:value-type="float">
            <text:p>285</text:p>
          </table:table-cell>
          <table:table-cell office:value-type="float" office:value="738" calcext:value-type="float">
            <text:p>738</text:p>
          </table:table-cell>
          <table:table-cell office:value-type="float" office:value="658" calcext:value-type="float">
            <text:p>658</text:p>
          </table:table-cell>
          <table:table-cell table:formula="of:=[.D321]/[.B321]*60" office:value-type="float" office:value="24.343949044586" calcext:value-type="float">
            <text:p>24.343949044586</text:p>
          </table:table-cell>
          <table:table-cell table:formula="of:=[.D321]/[.C321]/[.E321]" office:value-type="float" office:value="0.0000247699929228592" calcext:value-type="float">
            <text:p>2.47699929228592E-05</text:p>
          </table:table-cell>
          <table:table-cell table:formula="of:=[.M321] * 1.60934" office:value-type="float" office:value="0.0000398633404104742" calcext:value-type="float">
            <text:p>3.98633404104742E-05</text:p>
          </table:table-cell>
          <table:table-cell table:formula="of:=[.N321]*1000" office:value-type="float" office:value="0.0398633404104742" calcext:value-type="float">
            <text:p>0.0398633404104742</text:p>
          </table:table-cell>
          <table:table-cell table:formula="of:=[.O321]*[.E321]" office:value-type="float" office:value="10.8826919320594" calcext:value-type="float">
            <text:p>10.8826919320594</text:p>
          </table:table-cell>
          <table:table-cell table:number-columns-repeated="3"/>
        </table:table-row>
        <table:table-row table:style-name="ro1">
          <table:table-cell office:value-type="date" office:date-value="2022-04-23" calcext:value-type="date">
            <text:p>04/23/22</text:p>
          </table:table-cell>
          <table:table-cell office:value-type="float" office:value="47.8" calcext:value-type="float">
            <text:p>47.8</text:p>
          </table:table-cell>
          <table:table-cell table:formula="of:=[.B322]*60" office:value-type="float" office:value="2868" calcext:value-type="float">
            <text:p>2868</text:p>
          </table:table-cell>
          <table:table-cell office:value-type="float" office:value="19.31" calcext:value-type="float">
            <text:p>19.31</text:p>
          </table:table-cell>
          <table:table-cell office:value-type="float" office:value="271" calcext:value-type="float">
            <text:p>271</text:p>
          </table:table-cell>
          <table:table-cell office:value-type="float" office:value="43.3" calcext:value-type="float">
            <text:p>43.3</text:p>
          </table:table-cell>
          <table:table-cell office:value-type="float" office:value="17.85" calcext:value-type="float">
            <text:p>17.85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761" calcext:value-type="float">
            <text:p>761</text:p>
          </table:table-cell>
          <table:table-cell office:value-type="float" office:value="676" calcext:value-type="float">
            <text:p>676</text:p>
          </table:table-cell>
          <table:table-cell table:formula="of:=[.D322]/[.B322]*60" office:value-type="float" office:value="24.2384937238494" calcext:value-type="float">
            <text:p>24.2384937238494</text:p>
          </table:table-cell>
          <table:table-cell table:formula="of:=[.D322]/[.C322]/[.E322]" office:value-type="float" office:value="0.0000248447045139907" calcext:value-type="float">
            <text:p>2.48447045139907E-05</text:p>
          </table:table-cell>
          <table:table-cell table:formula="of:=[.M322] * 1.60934" office:value-type="float" office:value="0.0000399835767625459" calcext:value-type="float">
            <text:p>3.99835767625459E-05</text:p>
          </table:table-cell>
          <table:table-cell table:formula="of:=[.N322]*1000" office:value-type="float" office:value="0.0399835767625459" calcext:value-type="float">
            <text:p>0.0399835767625459</text:p>
          </table:table-cell>
          <table:table-cell table:formula="of:=[.O322]*[.E322]" office:value-type="float" office:value="10.8355493026499" calcext:value-type="float">
            <text:p>10.8355493026499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float" office:value="48" calcext:value-type="float">
            <text:p>48</text:p>
          </table:table-cell>
          <table:table-cell table:formula="of:=[.B323]*60" office:value-type="float" office:value="2880" calcext:value-type="float">
            <text:p>2880</text:p>
          </table:table-cell>
          <table:table-cell office:value-type="float" office:value="19.4" calcext:value-type="float">
            <text:p>19.4</text:p>
          </table:table-cell>
          <table:table-cell office:value-type="float" office:value="282" calcext:value-type="float">
            <text:p>282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office:value-type="float" office:value="795" calcext:value-type="float">
            <text:p>795</text:p>
          </table:table-cell>
          <table:table-cell office:value-type="float" office:value="710" calcext:value-type="float">
            <text:p>710</text:p>
          </table:table-cell>
          <table:table-cell table:formula="of:=[.D323]/[.B323]*60" office:value-type="float" office:value="24.25" calcext:value-type="float">
            <text:p>24.25</text:p>
          </table:table-cell>
          <table:table-cell table:formula="of:=[.D323]/[.C323]/[.E323]" office:value-type="float" office:value="0.0000238869188337273" calcext:value-type="float">
            <text:p>2.38869188337273E-05</text:p>
          </table:table-cell>
          <table:table-cell table:formula="of:=[.M323] * 1.60934" office:value-type="float" office:value="0.0000384421739558708" calcext:value-type="float">
            <text:p>3.84421739558708E-05</text:p>
          </table:table-cell>
          <table:table-cell table:formula="of:=[.N323]*1000" office:value-type="float" office:value="0.0384421739558708" calcext:value-type="float">
            <text:p>0.0384421739558708</text:p>
          </table:table-cell>
          <table:table-cell table:formula="of:=[.O323]*[.E323]" office:value-type="float" office:value="10.8406930555556" calcext:value-type="float">
            <text:p>10.8406930555556</text:p>
          </table:table-cell>
          <table:table-cell table:number-columns-repeated="3"/>
        </table:table-row>
        <table:table-row table:style-name="ro1">
          <table:table-cell office:value-type="date" office:date-value="2022-04-26" calcext:value-type="date">
            <text:p>04/26/22</text:p>
          </table:table-cell>
          <table:table-cell office:value-type="float" office:value="53.5" calcext:value-type="float">
            <text:p>53.5</text:p>
          </table:table-cell>
          <table:table-cell table:formula="of:=[.B324]*60" office:value-type="float" office:value="3210" calcext:value-type="float">
            <text:p>3210</text:p>
          </table:table-cell>
          <table:table-cell office:value-type="float" office:value="19.92" calcext:value-type="float">
            <text:p>19.92</text:p>
          </table:table-cell>
          <table:table-cell office:value-type="float" office:value="295" calcext:value-type="float">
            <text:p>295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27" calcext:value-type="float">
            <text:p>827</text:p>
          </table:table-cell>
          <table:table-cell office:value-type="float" office:value="746" calcext:value-type="float">
            <text:p>746</text:p>
          </table:table-cell>
          <table:table-cell table:formula="of:=[.D324]/[.B324]*60" office:value-type="float" office:value="22.3401869158879" calcext:value-type="float">
            <text:p>22.3401869158879</text:p>
          </table:table-cell>
          <table:table-cell table:formula="of:=[.D324]/[.C324]/[.E324]" office:value-type="float" office:value="0.000021035957547917" calcext:value-type="float">
            <text:p>2.1035957547917E-05</text:p>
          </table:table-cell>
          <table:table-cell table:formula="of:=[.M324] * 1.60934" office:value-type="float" office:value="0.0000338540079201647" calcext:value-type="float">
            <text:p>3.38540079201647E-05</text:p>
          </table:table-cell>
          <table:table-cell table:formula="of:=[.N324]*1000" office:value-type="float" office:value="0.0338540079201647" calcext:value-type="float">
            <text:p>0.0338540079201647</text:p>
          </table:table-cell>
          <table:table-cell table:formula="of:=[.O324]*[.E324]" office:value-type="float" office:value="9.9869323364486" calcext:value-type="float">
            <text:p>9.9869323364486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04/27/22</text:p>
          </table:table-cell>
          <table:table-cell office:value-type="float" office:value="48.2" calcext:value-type="float">
            <text:p>48.2</text:p>
          </table:table-cell>
          <table:table-cell table:formula="of:=[.B325]*60" office:value-type="float" office:value="2892" calcext:value-type="float">
            <text:p>2892</text:p>
          </table:table-cell>
          <table:table-cell office:value-type="float" office:value="19.71" calcext:value-type="float">
            <text:p>19.71</text:p>
          </table:table-cell>
          <table:table-cell office:value-type="float" office:value="284" calcext:value-type="float">
            <text:p>284</text:p>
          </table:table-cell>
          <table:table-cell office:value-type="float" office:value="44.8" calcext:value-type="float">
            <text:p>44.8</text:p>
          </table:table-cell>
          <table:table-cell office:value-type="float" office:value="18.68" calcext:value-type="float">
            <text:p>18.68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8" calcext:value-type="float">
            <text:p>718</text:p>
          </table:table-cell>
          <table:table-cell table:formula="of:=[.D325]/[.B325]*60" office:value-type="float" office:value="24.5352697095436" calcext:value-type="float">
            <text:p>24.5352697095436</text:p>
          </table:table-cell>
          <table:table-cell table:formula="of:=[.D325]/[.C325]/[.E325]" office:value-type="float" office:value="0.0000239977207644205" calcext:value-type="float">
            <text:p>2.39977207644205E-05</text:p>
          </table:table-cell>
          <table:table-cell table:formula="of:=[.M325] * 1.60934" office:value-type="float" office:value="0.0000386204919350126" calcext:value-type="float">
            <text:p>3.86204919350126E-05</text:p>
          </table:table-cell>
          <table:table-cell table:formula="of:=[.N325]*1000" office:value-type="float" office:value="0.0386204919350126" calcext:value-type="float">
            <text:p>0.0386204919350126</text:p>
          </table:table-cell>
          <table:table-cell table:formula="of:=[.O325]*[.E325]" office:value-type="float" office:value="10.9682197095436" calcext:value-type="float">
            <text:p>10.9682197095436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04/28/22</text:p>
          </table:table-cell>
          <table:table-cell office:value-type="float" office:value="50.8" calcext:value-type="float">
            <text:p>50.8</text:p>
          </table:table-cell>
          <table:table-cell table:formula="of:=[.B326]*60" office:value-type="float" office:value="3048" calcext:value-type="float">
            <text:p>3048</text:p>
          </table:table-cell>
          <table:table-cell office:value-type="float" office:value="20.82" calcext:value-type="float">
            <text:p>20.82</text:p>
          </table:table-cell>
          <table:table-cell office:value-type="float" office:value="289" calcext:value-type="float">
            <text:p>289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2" calcext:value-type="float">
            <text:p>312</text:p>
          </table:table-cell>
          <table:table-cell office:value-type="float" office:value="835" calcext:value-type="float">
            <text:p>835</text:p>
          </table:table-cell>
          <table:table-cell office:value-type="float" office:value="754" calcext:value-type="float">
            <text:p>754</text:p>
          </table:table-cell>
          <table:table-cell table:formula="of:=[.D326]/[.B326]*60" office:value-type="float" office:value="24.5905511811024" calcext:value-type="float">
            <text:p>24.5905511811024</text:p>
          </table:table-cell>
          <table:table-cell table:formula="of:=[.D326]/[.C326]/[.E326]" office:value-type="float" office:value="0.0000236356701087105" calcext:value-type="float">
            <text:p>2.36356701087105E-05</text:p>
          </table:table-cell>
          <table:table-cell table:formula="of:=[.M326] * 1.60934" office:value-type="float" office:value="0.0000380378293327521" calcext:value-type="float">
            <text:p>3.80378293327521E-05</text:p>
          </table:table-cell>
          <table:table-cell table:formula="of:=[.N326]*1000" office:value-type="float" office:value="0.0380378293327521" calcext:value-type="float">
            <text:p>0.0380378293327521</text:p>
          </table:table-cell>
          <table:table-cell table:formula="of:=[.O326]*[.E326]" office:value-type="float" office:value="10.9929326771654" calcext:value-type="float">
            <text:p>10.9929326771654</text:p>
          </table:table-cell>
          <table:table-cell table:number-columns-repeated="3"/>
        </table:table-row>
        <table:table-row table:style-name="ro1">
          <table:table-cell office:value-type="date" office:date-value="2022-04-29" calcext:value-type="date">
            <text:p>04/29/22</text:p>
          </table:table-cell>
          <table:table-cell office:value-type="float" office:value="50.5" calcext:value-type="float">
            <text:p>50.5</text:p>
          </table:table-cell>
          <table:table-cell table:formula="of:=[.B327]*60" office:value-type="float" office:value="3030" calcext:value-type="float">
            <text:p>3030</text:p>
          </table:table-cell>
          <table:table-cell office:value-type="float" office:value="21.28" calcext:value-type="float">
            <text:p>21.28</text:p>
          </table:table-cell>
          <table:table-cell office:value-type="float" office:value="310" calcext:value-type="float">
            <text:p>31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880" calcext:value-type="float">
            <text:p>880</text:p>
          </table:table-cell>
          <table:table-cell office:value-type="float" office:value="799" calcext:value-type="float">
            <text:p>799</text:p>
          </table:table-cell>
          <table:table-cell table:formula="of:=[.D327]/[.B327]*60" office:value-type="float" office:value="25.2831683168317" calcext:value-type="float">
            <text:p>25.2831683168317</text:p>
          </table:table-cell>
          <table:table-cell table:formula="of:=[.D327]/[.C327]/[.E327]" office:value-type="float" office:value="0.0000226551687426807" calcext:value-type="float">
            <text:p>2.26551687426807E-05</text:p>
          </table:table-cell>
          <table:table-cell table:formula="of:=[.M327] * 1.60934" office:value-type="float" office:value="0.0000364598692643458" calcext:value-type="float">
            <text:p>3.64598692643458E-05</text:p>
          </table:table-cell>
          <table:table-cell table:formula="of:=[.N327]*1000" office:value-type="float" office:value="0.0364598692643458" calcext:value-type="float">
            <text:p>0.0364598692643458</text:p>
          </table:table-cell>
          <table:table-cell table:formula="of:=[.O327]*[.E327]" office:value-type="float" office:value="11.3025594719472" calcext:value-type="float">
            <text:p>11.3025594719472</text:p>
          </table:table-cell>
          <table:table-cell table:number-columns-repeated="3"/>
        </table:table-row>
        <table:table-row table:style-name="ro1">
          <table:table-cell office:value-type="date" office:date-value="2022-04-30" calcext:value-type="date">
            <text:p>04/30/22</text:p>
          </table:table-cell>
          <table:table-cell office:value-type="float" office:value="47" calcext:value-type="float">
            <text:p>47</text:p>
          </table:table-cell>
          <table:table-cell table:formula="of:=[.B328]*60" office:value-type="float" office:value="2820" calcext:value-type="float">
            <text:p>2820</text:p>
          </table:table-cell>
          <table:table-cell office:value-type="float" office:value="20.09" calcext:value-type="float">
            <text:p>20.09</text:p>
          </table:table-cell>
          <table:table-cell office:value-type="float" office:value="322" calcext:value-type="float">
            <text:p>322</text:p>
          </table:table-cell>
          <table:table-cell office:value-type="float" office:value="44.7" calcext:value-type="float">
            <text:p>44.7</text:p>
          </table:table-cell>
          <table:table-cell/>
          <table:table-cell table:number-columns-repeated="2" office:value-type="float" office:value="327" calcext:value-type="float">
            <text:p>327</text:p>
          </table:table-cell>
          <table:table-cell office:value-type="float" office:value="883" calcext:value-type="float">
            <text:p>883</text:p>
          </table:table-cell>
          <table:table-cell office:value-type="float" office:value="802" calcext:value-type="float">
            <text:p>802</text:p>
          </table:table-cell>
          <table:table-cell table:formula="of:=[.D328]/[.B328]*60" office:value-type="float" office:value="25.6468085106383" calcext:value-type="float">
            <text:p>25.6468085106383</text:p>
          </table:table-cell>
          <table:table-cell table:formula="of:=[.D328]/[.C328]/[.E328]" office:value-type="float" office:value="0.0000221245760098674" calcext:value-type="float">
            <text:p>2.21245760098674E-05</text:p>
          </table:table-cell>
          <table:table-cell table:formula="of:=[.M328] * 1.60934" office:value-type="float" office:value="0.00003560596515572" calcext:value-type="float">
            <text:p>3.560596515572E-05</text:p>
          </table:table-cell>
          <table:table-cell table:formula="of:=[.N328]*1000" office:value-type="float" office:value="0.03560596515572" calcext:value-type="float">
            <text:p>0.03560596515572</text:p>
          </table:table-cell>
          <table:table-cell table:formula="of:=[.O328]*[.E328]" office:value-type="float" office:value="11.4651207801418" calcext:value-type="float">
            <text:p>11.4651207801418</text:p>
          </table:table-cell>
          <table:table-cell table:number-columns-repeated="3"/>
        </table:table-row>
        <table:table-row table:style-name="ro1">
          <table:table-cell office:value-type="date" office:date-value="2022-05-01" calcext:value-type="date">
            <text:p>05/01/22</text:p>
          </table:table-cell>
          <table:table-cell office:value-type="float" office:value="48.9" calcext:value-type="float">
            <text:p>48.9</text:p>
          </table:table-cell>
          <table:table-cell table:formula="of:=[.B329]*60" office:value-type="float" office:value="2934" calcext:value-type="float">
            <text:p>2934</text:p>
          </table:table-cell>
          <table:table-cell office:value-type="float" office:value="20.15" calcext:value-type="float">
            <text:p>20.15</text:p>
          </table:table-cell>
          <table:table-cell office:value-type="float" office:value="301" calcext:value-type="float">
            <text:p>301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7" calcext:value-type="float">
            <text:p>847</text:p>
          </table:table-cell>
          <table:table-cell office:value-type="float" office:value="765" calcext:value-type="float">
            <text:p>765</text:p>
          </table:table-cell>
          <table:table-cell table:formula="of:=[.D329]/[.B329]*60" office:value-type="float" office:value="24.7239263803681" calcext:value-type="float">
            <text:p>24.7239263803681</text:p>
          </table:table-cell>
          <table:table-cell table:formula="of:=[.D329]/[.C329]/[.E329]" office:value-type="float" office:value="0.0000228164695278406" calcext:value-type="float">
            <text:p>2.28164695278406E-05</text:p>
          </table:table-cell>
          <table:table-cell table:formula="of:=[.M329] * 1.60934" office:value-type="float" office:value="0.000036719457069935" calcext:value-type="float">
            <text:p>3.6719457069935E-05</text:p>
          </table:table-cell>
          <table:table-cell table:formula="of:=[.N329]*1000" office:value-type="float" office:value="0.036719457069935" calcext:value-type="float">
            <text:p>0.036719457069935</text:p>
          </table:table-cell>
          <table:table-cell table:formula="of:=[.O329]*[.E329]" office:value-type="float" office:value="11.0525565780504" calcext:value-type="float">
            <text:p>11.0525565780504</text:p>
          </table:table-cell>
          <table:table-cell table:number-columns-repeated="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float" office:value="51.4" calcext:value-type="float">
            <text:p>51.4</text:p>
          </table:table-cell>
          <table:table-cell table:formula="of:=[.B330]*60" office:value-type="float" office:value="3084" calcext:value-type="float">
            <text:p>3084</text:p>
          </table:table-cell>
          <table:table-cell office:value-type="float" office:value="21.37" calcext:value-type="float">
            <text:p>21.37</text:p>
          </table:table-cell>
          <table:table-cell office:value-type="float" office:value="310" calcext:value-type="float">
            <text:p>310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office:value-type="float" office:value="883" calcext:value-type="float">
            <text:p>883</text:p>
          </table:table-cell>
          <table:table-cell office:value-type="float" office:value="806" calcext:value-type="float">
            <text:p>806</text:p>
          </table:table-cell>
          <table:table-cell table:formula="of:=[.D330]/[.B330]*60" office:value-type="float" office:value="24.9455252918288" calcext:value-type="float">
            <text:p>24.9455252918288</text:p>
          </table:table-cell>
          <table:table-cell table:formula="of:=[.D330]/[.C330]/[.E330]" office:value-type="float" office:value="0.0000223526212292373" calcext:value-type="float">
            <text:p>2.23526212292373E-05</text:p>
          </table:table-cell>
          <table:table-cell table:formula="of:=[.M330] * 1.60934" office:value-type="float" office:value="0.0000359729674490607" calcext:value-type="float">
            <text:p>3.59729674490607E-05</text:p>
          </table:table-cell>
          <table:table-cell table:formula="of:=[.N330]*1000" office:value-type="float" office:value="0.0359729674490607" calcext:value-type="float">
            <text:p>0.0359729674490607</text:p>
          </table:table-cell>
          <table:table-cell table:formula="of:=[.O330]*[.E330]" office:value-type="float" office:value="11.1516199092088" calcext:value-type="float">
            <text:p>11.1516199092088</text:p>
          </table:table-cell>
          <table:table-cell table:number-columns-repeated="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float" office:value="49.1" calcext:value-type="float">
            <text:p>49.1</text:p>
          </table:table-cell>
          <table:table-cell table:formula="of:=[.B331]*60" office:value-type="float" office:value="2946" calcext:value-type="float">
            <text:p>2946</text:p>
          </table:table-cell>
          <table:table-cell office:value-type="float" office:value="20.88" calcext:value-type="float">
            <text:p>20.88</text:p>
          </table:table-cell>
          <table:table-cell office:value-type="float" office:value="312" calcext:value-type="float">
            <text:p>312</text:p>
          </table:table-cell>
          <table:table-cell office:value-type="float" office:value="46.5" calcext:value-type="float">
            <text:p>46.5</text:p>
          </table:table-cell>
          <table:table-cell office:value-type="float" office:value="20.05" calcext:value-type="float">
            <text:p>20.05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331]/[.B331]*60" office:value-type="float" office:value="25.5152749490835" calcext:value-type="float">
            <text:p>25.5152749490835</text:p>
          </table:table-cell>
          <table:table-cell table:formula="of:=[.D331]/[.C331]/[.E331]" office:value-type="float" office:value="0.0000227165909446968" calcext:value-type="float">
            <text:p>2.27165909446968E-05</text:p>
          </table:table-cell>
          <table:table-cell table:formula="of:=[.M331] * 1.60934" office:value-type="float" office:value="0.0000365587184709384" calcext:value-type="float">
            <text:p>3.65587184709384E-05</text:p>
          </table:table-cell>
          <table:table-cell table:formula="of:=[.N331]*1000" office:value-type="float" office:value="0.0365587184709384" calcext:value-type="float">
            <text:p>0.0365587184709384</text:p>
          </table:table-cell>
          <table:table-cell table:formula="of:=[.O331]*[.E331]" office:value-type="float" office:value="11.4063201629328" calcext:value-type="float">
            <text:p>11.4063201629328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float" office:value="48" calcext:value-type="float">
            <text:p>48</text:p>
          </table:table-cell>
          <table:table-cell table:formula="of:=[.B332]*60" office:value-type="float" office:value="2880" calcext:value-type="float">
            <text:p>2880</text:p>
          </table:table-cell>
          <table:table-cell office:value-type="float" office:value="19.98" calcext:value-type="float">
            <text:p>19.98</text:p>
          </table:table-cell>
          <table:table-cell office:value-type="float" office:value="304" calcext:value-type="float">
            <text:p>304</text:p>
          </table:table-cell>
          <table:table-cell office:value-type="float" office:value="42.3" calcext:value-type="float">
            <text:p>42.3</text:p>
          </table:table-cell>
          <table:table-cell office:value-type="float" office:value="18.28" calcext:value-type="float">
            <text:p>18.28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821" calcext:value-type="float">
            <text:p>821</text:p>
          </table:table-cell>
          <table:table-cell office:value-type="float" office:value="747" calcext:value-type="float">
            <text:p>747</text:p>
          </table:table-cell>
          <table:table-cell table:formula="of:=[.D332]/[.B332]*60" office:value-type="float" office:value="24.975" calcext:value-type="float">
            <text:p>24.975</text:p>
          </table:table-cell>
          <table:table-cell table:formula="of:=[.D332]/[.C332]/[.E332]" office:value-type="float" office:value="0.0000228207236842105" calcext:value-type="float">
            <text:p>2.28207236842105E-05</text:p>
          </table:table-cell>
          <table:table-cell table:formula="of:=[.M332] * 1.60934" office:value-type="float" office:value="0.0000367263034539474" calcext:value-type="float">
            <text:p>3.67263034539474E-05</text:p>
          </table:table-cell>
          <table:table-cell table:formula="of:=[.N332]*1000" office:value-type="float" office:value="0.0367263034539474" calcext:value-type="float">
            <text:p>0.0367263034539474</text:p>
          </table:table-cell>
          <table:table-cell table:formula="of:=[.O332]*[.E332]" office:value-type="float" office:value="11.16479625" calcext:value-type="float">
            <text:p>11.16479625</text:p>
          </table:table-cell>
          <table:table-cell table:number-columns-repeated="3"/>
        </table:table-row>
        <table:table-row table:style-name="ro1">
          <table:table-cell office:value-type="date" office:date-value="2022-05-06" calcext:value-type="date">
            <text:p>05/06/22</text:p>
          </table:table-cell>
          <table:table-cell office:value-type="float" office:value="48.5" calcext:value-type="float">
            <text:p>48.5</text:p>
          </table:table-cell>
          <table:table-cell table:formula="of:=[.B333]*60" office:value-type="float" office:value="2910" calcext:value-type="float">
            <text:p>2910</text:p>
          </table:table-cell>
          <table:table-cell office:value-type="float" office:value="21.17" calcext:value-type="float">
            <text:p>21.17</text:p>
          </table:table-cell>
          <table:table-cell office:value-type="float" office:value="336" calcext:value-type="float">
            <text:p>336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3"/>
          <table:table-cell table:formula="of:=[.D333]/[.B333]*60" office:value-type="float" office:value="26.1896907216495" calcext:value-type="float">
            <text:p>26.1896907216495</text:p>
          </table:table-cell>
          <table:table-cell table:formula="of:=[.D333]/[.C333]/[.E333]" office:value-type="float" office:value="0.0000216515300278187" calcext:value-type="float">
            <text:p>2.16515300278187E-05</text:p>
          </table:table-cell>
          <table:table-cell table:formula="of:=[.M333] * 1.60934" office:value-type="float" office:value="0.0000348446733349697" calcext:value-type="float">
            <text:p>3.48446733349697E-05</text:p>
          </table:table-cell>
          <table:table-cell table:formula="of:=[.N333]*1000" office:value-type="float" office:value="0.0348446733349697" calcext:value-type="float">
            <text:p>0.0348446733349697</text:p>
          </table:table-cell>
          <table:table-cell table:formula="of:=[.O333]*[.E333]" office:value-type="float" office:value="11.7078102405498" calcext:value-type="float">
            <text:p>11.7078102405498</text:p>
          </table:table-cell>
          <table:table-cell table:number-columns-repeated="3"/>
        </table:table-row>
        <table:table-row table:style-name="ro1">
          <table:table-cell office:value-type="date" office:date-value="2022-05-07" calcext:value-type="date">
            <text:p>05/07/22</text:p>
          </table:table-cell>
          <table:table-cell office:value-type="float" office:value="46.6" calcext:value-type="float">
            <text:p>46.6</text:p>
          </table:table-cell>
          <table:table-cell table:formula="of:=[.B334]*60" office:value-type="float" office:value="2796" calcext:value-type="float">
            <text:p>2796</text:p>
          </table:table-cell>
          <table:table-cell office:value-type="float" office:value="19.91" calcext:value-type="float">
            <text:p>19.91</text:p>
          </table:table-cell>
          <table:table-cell office:value-type="float" office:value="317" calcext:value-type="float">
            <text:p>317</text:p>
          </table:table-cell>
          <table:table-cell office:value-type="float" office:value="42" calcext:value-type="float">
            <text:p>42</text:p>
          </table:table-cell>
          <table:table-cell office:value-type="float" office:value="18.3" calcext:value-type="float">
            <text:p>18.3</text:p>
          </table:table-cell>
          <table:table-cell office:value-type="float" office:value="331" calcext:value-type="float">
            <text:p>331</text:p>
          </table:table-cell>
          <table:table-cell office:value-type="float" office:value="326" calcext:value-type="float">
            <text:p>326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34]/[.B334]*60" office:value-type="float" office:value="25.6351931330472" calcext:value-type="float">
            <text:p>25.6351931330472</text:p>
          </table:table-cell>
          <table:table-cell table:formula="of:=[.D334]/[.C334]/[.E334]" office:value-type="float" office:value="0.0000224633658719306" calcext:value-type="float">
            <text:p>2.24633658719306E-05</text:p>
          </table:table-cell>
          <table:table-cell table:formula="of:=[.M334] * 1.60934" office:value-type="float" office:value="0.0000361511932323328" calcext:value-type="float">
            <text:p>3.61511932323328E-05</text:p>
          </table:table-cell>
          <table:table-cell table:formula="of:=[.N334]*1000" office:value-type="float" office:value="0.0361511932323328" calcext:value-type="float">
            <text:p>0.0361511932323328</text:p>
          </table:table-cell>
          <table:table-cell table:formula="of:=[.O334]*[.E334]" office:value-type="float" office:value="11.4599282546495" calcext:value-type="float">
            <text:p>11.4599282546495</text:p>
          </table:table-cell>
          <table:table-cell table:number-columns-repeated="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float" office:value="46.7" calcext:value-type="float">
            <text:p>46.7</text:p>
          </table:table-cell>
          <table:table-cell table:formula="of:=[.B335]*60" office:value-type="float" office:value="2802" calcext:value-type="float">
            <text:p>2802</text:p>
          </table:table-cell>
          <table:table-cell office:value-type="float" office:value="20.02" calcext:value-type="float">
            <text:p>20.02</text:p>
          </table:table-cell>
          <table:table-cell office:value-type="float" office:value="324" calcext:value-type="float">
            <text:p>324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867" calcext:value-type="float">
            <text:p>867</text:p>
          </table:table-cell>
          <table:table-cell office:value-type="float" office:value="791" calcext:value-type="float">
            <text:p>791</text:p>
          </table:table-cell>
          <table:table-cell table:formula="of:=[.D335]/[.B335]*60" office:value-type="float" office:value="25.7216274089936" calcext:value-type="float">
            <text:p>25.7216274089936</text:p>
          </table:table-cell>
          <table:table-cell table:formula="of:=[.D335]/[.C335]/[.E335]" office:value-type="float" office:value="0.0000220521496990686" calcext:value-type="float">
            <text:p>2.20521496990686E-05</text:p>
          </table:table-cell>
          <table:table-cell table:formula="of:=[.M335] * 1.60934" office:value-type="float" office:value="0.000035489406596699" calcext:value-type="float">
            <text:p>3.5489406596699E-05</text:p>
          </table:table-cell>
          <table:table-cell table:formula="of:=[.N335]*1000" office:value-type="float" office:value="0.035489406596699" calcext:value-type="float">
            <text:p>0.035489406596699</text:p>
          </table:table-cell>
          <table:table-cell table:formula="of:=[.O335]*[.E335]" office:value-type="float" office:value="11.4985677373305" calcext:value-type="float">
            <text:p>11.4985677373305</text:p>
          </table:table-cell>
          <table:table-cell table:number-columns-repeated="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float" office:value="48.3" calcext:value-type="float">
            <text:p>48.3</text:p>
          </table:table-cell>
          <table:table-cell table:formula="of:=[.B336]*60" office:value-type="float" office:value="2898" calcext:value-type="float">
            <text:p>2898</text:p>
          </table:table-cell>
          <table:table-cell office:value-type="float" office:value="20.89" calcext:value-type="float">
            <text:p>20.89</text:p>
          </table:table-cell>
          <table:table-cell office:value-type="float" office:value="328" calcext:value-type="float">
            <text:p>328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913" calcext:value-type="float">
            <text:p>913</text:p>
          </table:table-cell>
          <table:table-cell office:value-type="float" office:value="835" calcext:value-type="float">
            <text:p>835</text:p>
          </table:table-cell>
          <table:table-cell table:formula="of:=[.D336]/[.B336]*60" office:value-type="float" office:value="25.9503105590062" calcext:value-type="float">
            <text:p>25.9503105590062</text:p>
          </table:table-cell>
          <table:table-cell table:formula="of:=[.D336]/[.C336]/[.E336]" office:value-type="float" office:value="0.0000219768890235486" calcext:value-type="float">
            <text:p>2.19768890235486E-05</text:p>
          </table:table-cell>
          <table:table-cell table:formula="of:=[.M336] * 1.60934" office:value-type="float" office:value="0.0000353682865811577" calcext:value-type="float">
            <text:p>3.53682865811577E-05</text:p>
          </table:table-cell>
          <table:table-cell table:formula="of:=[.N336]*1000" office:value-type="float" office:value="0.0353682865811577" calcext:value-type="float">
            <text:p>0.0353682865811577</text:p>
          </table:table-cell>
          <table:table-cell table:formula="of:=[.O336]*[.E336]" office:value-type="float" office:value="11.6007979986197" calcext:value-type="float">
            <text:p>11.6007979986197</text:p>
          </table:table-cell>
          <table:table-cell table:number-columns-repeated="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float" office:value="48.7" calcext:value-type="float">
            <text:p>48.7</text:p>
          </table:table-cell>
          <table:table-cell table:formula="of:=[.B337]*60" office:value-type="float" office:value="2922" calcext:value-type="float">
            <text:p>2922</text:p>
          </table:table-cell>
          <table:table-cell office:value-type="float" office:value="20.42" calcext:value-type="float">
            <text:p>20.42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36" calcext:value-type="float">
            <text:p>836</text:p>
          </table:table-cell>
          <table:table-cell office:value-type="float" office:value="759" calcext:value-type="float">
            <text:p>759</text:p>
          </table:table-cell>
          <table:table-cell table:formula="of:=[.D337]/[.B337]*60" office:value-type="float" office:value="25.1581108829569" calcext:value-type="float">
            <text:p>25.1581108829569</text:p>
          </table:table-cell>
          <table:table-cell table:formula="of:=[.D337]/[.C337]/[.E337]" office:value-type="float" office:value="0.0000231402785899162" calcext:value-type="float">
            <text:p>2.31402785899162E-05</text:p>
          </table:table-cell>
          <table:table-cell table:formula="of:=[.M337] * 1.60934" office:value-type="float" office:value="0.0000372405759458957" calcext:value-type="float">
            <text:p>3.72405759458957E-05</text:p>
          </table:table-cell>
          <table:table-cell table:formula="of:=[.N337]*1000" office:value-type="float" office:value="0.0372405759458957" calcext:value-type="float">
            <text:p>0.0372405759458957</text:p>
          </table:table-cell>
          <table:table-cell table:formula="of:=[.O337]*[.E337]" office:value-type="float" office:value="11.2466539356605" calcext:value-type="float">
            <text:p>11.2466539356605</text:p>
          </table:table-cell>
          <table:table-cell table:number-columns-repeated="3"/>
        </table:table-row>
        <table:table-row table:style-name="ro1">
          <table:table-cell office:value-type="date" office:date-value="2022-05-13" calcext:value-type="date">
            <text:p>05/13/22</text:p>
          </table:table-cell>
          <table:table-cell office:value-type="float" office:value="50.8" calcext:value-type="float">
            <text:p>50.8</text:p>
          </table:table-cell>
          <table:table-cell table:formula="of:=[.B338]*60" office:value-type="float" office:value="3048" calcext:value-type="float">
            <text:p>3048</text:p>
          </table:table-cell>
          <table:table-cell office:value-type="float" office:value="22.37" calcext:value-type="float">
            <text:p>22.37</text:p>
          </table:table-cell>
          <table:table-cell office:value-type="float" office:value="345" calcext:value-type="float">
            <text:p>345</text:p>
          </table:table-cell>
          <table:table-cell office:value-type="float" office:value="46.3" calcext:value-type="float">
            <text:p>46.3</text:p>
          </table:table-cell>
          <table:table-cell office:value-type="float" office:value="20.64" calcext:value-type="float">
            <text:p>20.64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office:value-type="float" office:value="956" calcext:value-type="float">
            <text:p>956</text:p>
          </table:table-cell>
          <table:table-cell office:value-type="float" office:value="880" calcext:value-type="float">
            <text:p>880</text:p>
          </table:table-cell>
          <table:table-cell table:formula="of:=[.D338]/[.B338]*60" office:value-type="float" office:value="26.4212598425197" calcext:value-type="float">
            <text:p>26.4212598425197</text:p>
          </table:table-cell>
          <table:table-cell table:formula="of:=[.D338]/[.C338]/[.E338]" office:value-type="float" office:value="0.0000212731560728822" calcext:value-type="float">
            <text:p>2.12731560728822E-05</text:p>
          </table:table-cell>
          <table:table-cell table:formula="of:=[.M338] * 1.60934" office:value-type="float" office:value="0.0000342357409943322" calcext:value-type="float">
            <text:p>3.42357409943322E-05</text:p>
          </table:table-cell>
          <table:table-cell table:formula="of:=[.N338]*1000" office:value-type="float" office:value="0.0342357409943322" calcext:value-type="float">
            <text:p>0.0342357409943322</text:p>
          </table:table-cell>
          <table:table-cell table:formula="of:=[.O338]*[.E338]" office:value-type="float" office:value="11.8113306430446" calcext:value-type="float">
            <text:p>11.8113306430446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0"/>
          <table:table-cell table:formula="of:=AVERAGE([.M2:.M331])" office:value-type="float" office:value="0.0000269887358462413" calcext:value-type="float">
            <text:p>2.69887358462413E-05</text:p>
          </table:table-cell>
          <table:table-cell table:formula="of:=AVERAGE([.N2:.N331])" office:value-type="float" office:value="0.00004343405214679" calcext:value-type="float">
            <text:p>4.343405214679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4">00/00/0000</text:date>, <text:time style:data-style-name="N2" text:time-value="20:01:48.37908277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5-14T20:16:51.029154943</dc:date>
    <meta:editing-duration>P1DT4H39M44S</meta:editing-duration>
    <meta:editing-cycles>181</meta:editing-cycles>
    <meta:generator>LibreOffice/7.3.3.2$Linux_X86_64 LibreOffice_project/30$Build-2</meta:generator>
    <meta:document-statistic meta:table-count="1" meta:cell-count="5294" meta:object-count="0"/>
  </office:meta>
</office:document-meta>
</file>